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6a3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2bc66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bdf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8372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98931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98e2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bc66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6a36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7eda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25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e92b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8372e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98931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98e2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b5dd8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bc079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ec49e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fa4fd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dfa4fd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1895d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283ae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381f5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3dd3c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4faf7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6d229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7ca56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7d00b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99a2c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b66a7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d4a55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d7e88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8af1f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98931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98e2f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ec49e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0d18e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283ae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3dd3c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4faf7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7ca56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7d00b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d7e88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db413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f6c2e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e92b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7c00" officeooo:paragraph-rsid="00d730db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98757" officeooo:paragraph-rsid="00d98757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b5dd8" officeooo:paragraph-rsid="00db5dd8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db898" officeooo:paragraph-rsid="00ddb898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fa4fd" officeooo:paragraph-rsid="00dfa4fd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4e92b" officeooo:paragraph-rsid="00e264f6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99a2c" officeooo:paragraph-rsid="00e99a2c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b66a7" officeooo:paragraph-rsid="00eb66a7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b66a7" officeooo:paragraph-rsid="00ed4a55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d4a55" officeooo:paragraph-rsid="00ed4a55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e6044" officeooo:paragraph-rsid="00ee6044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e6044" officeooo:paragraph-rsid="00f6d57c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57ed3" officeooo:paragraph-rsid="00f57ed3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283ae" officeooo:paragraph-rsid="00f6d57c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283ae" officeooo:paragraph-rsid="00f759be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283ae" officeooo:paragraph-rsid="00f75fb0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3f75e" officeooo:paragraph-rsid="00f3f75e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6d57c" officeooo:paragraph-rsid="00f6d57c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9f45b" officeooo:paragraph-rsid="00f9f45b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8e77" officeooo:paragraph-rsid="00fa8e77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8e77" officeooo:paragraph-rsid="010276c2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8e77" officeooo:paragraph-rsid="010181f9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8e77" officeooo:paragraph-rsid="01064f1c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8e77" officeooo:paragraph-rsid="010a21d8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e7837" officeooo:paragraph-rsid="00fe7837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e7837" officeooo:paragraph-rsid="01015164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1015164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10380e6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1047bbb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104dcc2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5164" officeooo:paragraph-rsid="01015164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0181f9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0276c2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088dda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0c2a3c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1174ce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136304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15441a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380e6" officeooo:paragraph-rsid="010380e6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47bbb" officeooo:paragraph-rsid="01047bbb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4dcc2" officeooo:paragraph-rsid="0104dcc2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a21d8" officeooo:paragraph-rsid="010a21d8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a21d8" officeooo:paragraph-rsid="010b5b31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c2a3c" officeooo:paragraph-rsid="010c2a3c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d63d2" officeooo:paragraph-rsid="010d63d2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d63d2" officeooo:paragraph-rsid="01103405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e88f5" officeooo:paragraph-rsid="010e88f5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03405" officeooo:paragraph-rsid="01103405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03405" officeooo:paragraph-rsid="0112dd41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03405" officeooo:paragraph-rsid="0115441a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174ce" officeooo:paragraph-rsid="0112dd41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174ce" officeooo:paragraph-rsid="01136304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174ce" officeooo:paragraph-rsid="0115441a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174ce" officeooo:paragraph-rsid="01156a51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2dd41" officeooo:paragraph-rsid="01136304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57c00" style:font-size-asian="10.5pt" style:font-weight-asian="bold" style:font-size-complex="12pt" style:font-weight-complex="bold"/>
    </style:style>
    <style:style style:name="P11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8af1f" style:font-size-asian="10.5pt" style:font-weight-asian="bold" style:font-size-complex="12pt" style:font-weight-complex="bold"/>
    </style:style>
    <style:style style:name="P11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fa4fd" style:font-size-asian="10.5pt" style:font-weight-asian="bold" style:font-size-complex="12pt" style:font-weight-complex="bold"/>
    </style:style>
    <style:style style:name="P11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0d18e" style:font-size-asian="10.5pt" style:font-weight-asian="bold" style:font-size-complex="12pt" style:font-weight-complex="bold"/>
    </style:style>
    <style:style style:name="P12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1895d" style:font-size-asian="10.5pt" style:font-weight-asian="bold" style:font-size-complex="12pt" style:font-weight-complex="bold"/>
    </style:style>
    <style:style style:name="P12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1cd4f" style:font-size-asian="10.5pt" style:font-weight-asian="bold" style:font-size-complex="12pt" style:font-weight-complex="bold"/>
    </style:style>
    <style:style style:name="P12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64f6" style:font-size-asian="10.5pt" style:font-weight-asian="bold" style:font-size-complex="12pt" style:font-weight-complex="bold"/>
    </style:style>
    <style:style style:name="P12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83ae" style:font-size-asian="10.5pt" style:font-weight-asian="bold" style:font-size-complex="12pt" style:font-weight-complex="bold"/>
    </style:style>
    <style:style style:name="P12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81f5" style:font-size-asian="10.5pt" style:font-weight-asian="bold" style:font-size-complex="12pt" style:font-weight-complex="bold"/>
    </style:style>
    <style:style style:name="P12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dd3c" style:font-size-asian="10.5pt" style:font-weight-asian="bold" style:font-size-complex="12pt" style:font-weight-complex="bold"/>
    </style:style>
    <style:style style:name="P12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4faf7" style:font-size-asian="10.5pt" style:font-weight-asian="bold" style:font-size-complex="12pt" style:font-weight-complex="bold"/>
    </style:style>
    <style:style style:name="P12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6d229" style:font-size-asian="10.5pt" style:font-weight-asian="bold" style:font-size-complex="12pt" style:font-weight-complex="bold"/>
    </style:style>
    <style:style style:name="P12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ca56" style:font-size-asian="10.5pt" style:font-weight-asian="bold" style:font-size-complex="12pt" style:font-weight-complex="bold"/>
    </style:style>
    <style:style style:name="P12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d00b" style:font-size-asian="10.5pt" style:font-weight-asian="bold" style:font-size-complex="12pt" style:font-weight-complex="bold"/>
    </style:style>
    <style:style style:name="P13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b66a7" style:font-size-asian="10.5pt" style:font-weight-asian="bold" style:font-size-complex="12pt" style:font-weight-complex="bold"/>
    </style:style>
    <style:style style:name="P13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d4a55" style:font-size-asian="10.5pt" style:font-weight-asian="bold" style:font-size-complex="12pt" style:font-weight-complex="bold"/>
    </style:style>
    <style:style style:name="P13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db413" style:font-size-asian="10.5pt" style:font-weight-asian="bold" style:font-size-complex="12pt" style:font-weight-complex="bold"/>
    </style:style>
    <style:style style:name="P13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e2ded" style:font-size-asian="10.5pt" style:font-weight-asian="bold" style:font-size-complex="12pt" style:font-weight-complex="bold"/>
    </style:style>
    <style:style style:name="P13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f6c2e" style:font-size-asian="10.5pt" style:font-weight-asian="bold" style:font-size-complex="12pt" style:font-weight-complex="bold"/>
    </style:style>
    <style:style style:name="P13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33a54" style:font-size-asian="10.5pt" style:font-weight-asian="bold" style:font-size-complex="12pt" style:font-weight-complex="bold"/>
    </style:style>
    <style:style style:name="P13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3f75e" style:font-size-asian="10.5pt" style:font-weight-asian="bold" style:font-size-complex="12pt" style:font-weight-complex="bold"/>
    </style:style>
    <style:style style:name="P13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6d57c" style:font-size-asian="10.5pt" style:font-weight-asian="bold" style:font-size-complex="12pt" style:font-weight-complex="bold"/>
    </style:style>
    <style:style style:name="P13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759be" style:font-size-asian="10.5pt" style:font-weight-asian="bold" style:font-size-complex="12pt" style:font-weight-complex="bold"/>
    </style:style>
    <style:style style:name="P13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75fb0" style:font-size-asian="10.5pt" style:font-weight-asian="bold" style:font-size-complex="12pt" style:font-weight-complex="bold"/>
    </style:style>
    <style:style style:name="P14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9a641" style:font-size-asian="10.5pt" style:font-weight-asian="bold" style:font-size-complex="12pt" style:font-weight-complex="bold"/>
    </style:style>
    <style:style style:name="P14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9f45b" style:font-size-asian="10.5pt" style:font-weight-asian="bold" style:font-size-complex="12pt" style:font-weight-complex="bold"/>
    </style:style>
    <style:style style:name="P14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a8e77" style:font-size-asian="10.5pt" style:font-weight-asian="bold" style:font-size-complex="12pt" style:font-weight-complex="bold"/>
    </style:style>
    <style:style style:name="P14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e7837" style:font-size-asian="10.5pt" style:font-weight-asian="bold" style:font-size-complex="12pt" style:font-weight-complex="bold"/>
    </style:style>
    <style:style style:name="P14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15164" style:font-size-asian="10.5pt" style:font-weight-asian="bold" style:font-size-complex="12pt" style:font-weight-complex="bold"/>
    </style:style>
    <style:style style:name="P14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181f9" style:font-size-asian="10.5pt" style:font-weight-asian="bold" style:font-size-complex="12pt" style:font-weight-complex="bold"/>
    </style:style>
    <style:style style:name="P14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276c2" style:font-size-asian="10.5pt" style:font-weight-asian="bold" style:font-size-complex="12pt" style:font-weight-complex="bold"/>
    </style:style>
    <style:style style:name="P14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380e6" style:font-size-asian="10.5pt" style:font-weight-asian="bold" style:font-size-complex="12pt" style:font-weight-complex="bold"/>
    </style:style>
    <style:style style:name="P14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47bbb" style:font-size-asian="10.5pt" style:font-weight-asian="bold" style:font-size-complex="12pt" style:font-weight-complex="bold"/>
    </style:style>
    <style:style style:name="P14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4dcc2" style:font-size-asian="10.5pt" style:font-weight-asian="bold" style:font-size-complex="12pt" style:font-weight-complex="bold"/>
    </style:style>
    <style:style style:name="P15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5675d" style:font-size-asian="10.5pt" style:font-weight-asian="bold" style:font-size-complex="12pt" style:font-weight-complex="bold"/>
    </style:style>
    <style:style style:name="P15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64f1c" style:font-size-asian="10.5pt" style:font-weight-asian="bold" style:font-size-complex="12pt" style:font-weight-complex="bold"/>
    </style:style>
    <style:style style:name="P15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88dda" style:font-size-asian="10.5pt" style:font-weight-asian="bold" style:font-size-complex="12pt" style:font-weight-complex="bold"/>
    </style:style>
    <style:style style:name="P15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a21d8" style:font-size-asian="10.5pt" style:font-weight-asian="bold" style:font-size-complex="12pt" style:font-weight-complex="bold"/>
    </style:style>
    <style:style style:name="P15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c2a3c" style:font-size-asian="10.5pt" style:font-weight-asian="bold" style:font-size-complex="12pt" style:font-weight-complex="bold"/>
    </style:style>
    <style:style style:name="P15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d63d2" style:font-size-asian="10.5pt" style:font-weight-asian="bold" style:font-size-complex="12pt" style:font-weight-complex="bold"/>
    </style:style>
    <style:style style:name="P15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df97e" style:font-size-asian="10.5pt" style:font-weight-asian="bold" style:font-size-complex="12pt" style:font-weight-complex="bold"/>
    </style:style>
    <style:style style:name="P15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103405" style:font-size-asian="10.5pt" style:font-weight-asian="bold" style:font-size-complex="12pt" style:font-weight-complex="bold"/>
    </style:style>
    <style:style style:name="P15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1174ce" style:font-size-asian="10.5pt" style:font-weight-asian="bold" style:font-size-complex="12pt" style:font-weight-complex="bold"/>
    </style:style>
    <style:style style:name="P15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136304" style:font-size-asian="10.5pt" style:font-weight-asian="bold" style:font-size-complex="12pt" style:font-weight-complex="bold"/>
    </style:style>
    <style:style style:name="P16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d98757" officeooo:paragraph-rsid="00d98757" style:font-size-asian="10.5pt" style:font-weight-asian="bold" style:font-size-complex="12pt" style:font-weight-complex="bold"/>
    </style:style>
    <style:style style:name="P16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f57ed3" officeooo:paragraph-rsid="00f57ed3" style:font-size-asian="10.5pt" style:font-weight-asian="bold" style:font-size-complex="12pt" style:font-weight-complex="bold"/>
    </style:style>
    <style:style style:name="P162" style:family="paragraph" style:parent-style-name="Standard">
      <style:paragraph-properties fo:text-align="start" style:justify-single-word="false"/>
      <style:text-properties style:font-name="Liberation Serif" fo:font-size="12pt" fo:font-weight="bold" officeooo:rsid="010b5b31" officeooo:paragraph-rsid="010b5b31" style:font-size-asian="10.5pt" style:font-weight-asian="bold" style:font-size-complex="12pt" style:font-weight-complex="bold"/>
    </style:style>
    <style:style style:name="P163" style:family="paragraph" style:parent-style-name="Standard">
      <style:paragraph-properties fo:text-align="start" style:justify-single-word="false"/>
      <style:text-properties officeooo:rsid="00fb1507" officeooo:paragraph-rsid="00fb1507"/>
    </style:style>
    <style:style style:name="P164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16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b5dd8" style:font-size-asian="10.5pt" style:font-weight-asian="bold" style:font-size-complex="12pt" style:font-weight-complex="bold"/>
    </style:style>
    <style:style style:name="P166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1cd4f" style:font-size-asian="10.5pt" style:font-weight-asian="bold" style:font-size-complex="12pt" style:font-weight-complex="bold"/>
    </style:style>
    <style:style style:name="P167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99a2c" style:font-size-asian="10.5pt" style:font-weight-asian="bold" style:font-size-complex="12pt" style:font-weight-complex="bold"/>
    </style:style>
    <style:style style:name="P168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d7e88" style:font-size-asian="10.5pt" style:font-weight-asian="bold" style:font-size-complex="12pt" style:font-weight-complex="bold"/>
    </style:style>
    <style:style style:name="P169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115441a" style:font-size-asian="10.5pt" style:font-weight-asian="bold" style:font-size-complex="12pt" style:font-weight-complex="bold"/>
    </style:style>
    <style:style style:name="P170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1156a51" style:font-size-asian="10.5pt" style:font-weight-asian="bold" style:font-size-complex="12pt" style:font-weight-complex="bold"/>
    </style:style>
    <style:style style:name="P171" style:family="paragraph" style:parent-style-name="Standard">
      <style:paragraph-properties fo:text-align="start" style:justify-single-word="false" fo:break-before="page"/>
      <style:text-properties style:font-name="Liberation Serif" fo:font-size="12pt" fo:font-weight="normal" officeooo:rsid="010c2a3c" officeooo:paragraph-rsid="010c2a3c" style:font-size-asian="10.5pt" style:font-weight-asian="normal" style:font-size-complex="12pt" style:font-weight-complex="normal"/>
    </style:style>
    <style:style style:name="P172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173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174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17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0280" style:font-size-asian="10.5pt" style:font-weight-asian="normal" style:font-size-complex="12pt" style:font-weight-complex="normal"/>
    </style:style>
    <style:style style:name="P17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00280" officeooo:paragraph-rsid="00d00280" style:font-size-asian="10.5pt" style:font-weight-asian="normal" style:font-size-complex="12pt" style:font-weight-complex="normal"/>
    </style:style>
    <style:style style:name="P177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17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17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13f3e" style:font-size-asian="10.5pt" style:font-weight-asian="normal" style:font-size-complex="12pt" style:font-weight-complex="normal"/>
    </style:style>
    <style:style style:name="P18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18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4e92b" style:font-size-asian="10.5pt" style:font-weight-asian="normal" style:font-size-complex="12pt" style:font-weight-complex="normal"/>
    </style:style>
    <style:style style:name="P18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57c00" style:font-size-asian="10.5pt" style:font-weight-asian="normal" style:font-size-complex="12pt" style:font-weight-complex="normal"/>
    </style:style>
    <style:style style:name="P18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8af1f" style:font-size-asian="10.5pt" style:font-weight-asian="normal" style:font-size-complex="12pt" style:font-weight-complex="normal"/>
    </style:style>
    <style:style style:name="P18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98757" style:font-size-asian="10.5pt" style:font-weight-asian="normal" style:font-size-complex="12pt" style:font-weight-complex="normal"/>
    </style:style>
    <style:style style:name="P18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b5dd8" style:font-size-asian="10.5pt" style:font-weight-asian="normal" style:font-size-complex="12pt" style:font-weight-complex="normal"/>
    </style:style>
    <style:style style:name="P18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d9c28" style:font-size-asian="10.5pt" style:font-weight-asian="normal" style:font-size-complex="12pt" style:font-weight-complex="normal"/>
    </style:style>
    <style:style style:name="P18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fa4fd" style:font-size-asian="10.5pt" style:font-weight-asian="normal" style:font-size-complex="12pt" style:font-weight-complex="normal"/>
    </style:style>
    <style:style style:name="P18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1895d" style:font-size-asian="10.5pt" style:font-weight-asian="normal" style:font-size-complex="12pt" style:font-weight-complex="normal"/>
    </style:style>
    <style:style style:name="P18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1cd4f" style:font-size-asian="10.5pt" style:font-weight-asian="normal" style:font-size-complex="12pt" style:font-weight-complex="normal"/>
    </style:style>
    <style:style style:name="P19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264f6" style:font-size-asian="10.5pt" style:font-weight-asian="normal" style:font-size-complex="12pt" style:font-weight-complex="normal"/>
    </style:style>
    <style:style style:name="P19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72200e" officeooo:paragraph-rsid="00d03ddb" style:font-size-asian="10.5pt" style:font-weight-asian="normal" style:font-size-complex="12pt" style:font-weight-complex="normal"/>
    </style:style>
    <style:style style:name="P19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d4e92b" style:font-size-asian="10.5pt" style:font-weight-asian="normal" style:font-size-complex="12pt" style:font-weight-complex="normal"/>
    </style:style>
    <style:style style:name="P19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dfa4fd" style:font-size-asian="10.5pt" style:font-weight-asian="normal" style:font-size-complex="12pt" style:font-weight-complex="normal"/>
    </style:style>
    <style:style style:name="P19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1895d" style:font-size-asian="10.5pt" style:font-weight-asian="normal" style:font-size-complex="12pt" style:font-weight-complex="normal"/>
    </style:style>
    <style:style style:name="P19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1cd4f" style:font-size-asian="10.5pt" style:font-weight-asian="normal" style:font-size-complex="12pt" style:font-weight-complex="normal"/>
    </style:style>
    <style:style style:name="P19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264f6" style:font-size-asian="10.5pt" style:font-weight-asian="normal" style:font-size-complex="12pt" style:font-weight-complex="normal"/>
    </style:style>
    <style:style style:name="P197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4e92b" officeooo:paragraph-rsid="00f33a54" style:font-size-asian="10.5pt" style:font-weight-asian="normal" style:font-size-complex="12pt" style:font-weight-complex="normal"/>
    </style:style>
    <style:style style:name="P19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57c00" style:font-size-asian="10.5pt" style:font-weight-asian="normal" style:font-size-complex="12pt" style:font-weight-complex="normal"/>
    </style:style>
    <style:style style:name="P19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730db" style:font-size-asian="10.5pt" style:font-weight-asian="normal" style:font-size-complex="12pt" style:font-weight-complex="normal"/>
    </style:style>
    <style:style style:name="P20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8af1f" style:font-size-asian="10.5pt" style:font-weight-asian="normal" style:font-size-complex="12pt" style:font-weight-complex="normal"/>
    </style:style>
    <style:style style:name="P20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98757" officeooo:paragraph-rsid="00d98757" style:font-size-asian="10.5pt" style:font-weight-asian="normal" style:font-size-complex="12pt" style:font-weight-complex="normal"/>
    </style:style>
    <style:style style:name="P20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98757" officeooo:paragraph-rsid="00db5dd8" style:font-size-asian="10.5pt" style:font-weight-asian="normal" style:font-size-complex="12pt" style:font-weight-complex="normal"/>
    </style:style>
    <style:style style:name="P20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b5dd8" officeooo:paragraph-rsid="00db5dd8" style:font-size-asian="10.5pt" style:font-weight-asian="normal" style:font-size-complex="12pt" style:font-weight-complex="normal"/>
    </style:style>
    <style:style style:name="P20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db898" officeooo:paragraph-rsid="00ddb898" style:font-size-asian="10.5pt" style:font-weight-asian="normal" style:font-size-complex="12pt" style:font-weight-complex="normal"/>
    </style:style>
    <style:style style:name="P205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283ae" style:font-size-asian="10.5pt" style:font-weight-asian="normal" style:font-size-complex="12pt" style:font-weight-complex="normal"/>
    </style:style>
    <style:style style:name="P206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3dd3c" style:font-size-asian="10.5pt" style:font-weight-asian="normal" style:font-size-complex="12pt" style:font-weight-complex="normal"/>
    </style:style>
    <style:style style:name="P207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4faf7" style:font-size-asian="10.5pt" style:font-weight-asian="normal" style:font-size-complex="12pt" style:font-weight-complex="normal"/>
    </style:style>
    <style:style style:name="P208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99a2c" style:font-size-asian="10.5pt" style:font-weight-asian="normal" style:font-size-complex="12pt" style:font-weight-complex="normal"/>
    </style:style>
    <style:style style:name="P209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d7e88" style:font-size-asian="10.5pt" style:font-weight-asian="normal" style:font-size-complex="12pt" style:font-weight-complex="normal"/>
    </style:style>
    <style:style style:name="P210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e2ded" style:font-size-asian="10.5pt" style:font-weight-asian="normal" style:font-size-complex="12pt" style:font-weight-complex="normal"/>
    </style:style>
    <style:style style:name="P211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f6d57c" style:font-size-asian="10.5pt" style:font-weight-asian="normal" style:font-size-complex="12pt" style:font-weight-complex="normal"/>
    </style:style>
    <style:style style:name="P212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f759be" style:font-size-asian="10.5pt" style:font-weight-asian="normal" style:font-size-complex="12pt" style:font-weight-complex="normal"/>
    </style:style>
    <style:style style:name="P213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381f5" style:font-size-asian="10.5pt" style:font-weight-asian="normal" style:font-size-complex="12pt" style:font-weight-complex="normal"/>
    </style:style>
    <style:style style:name="P214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7ca56" style:font-size-asian="10.5pt" style:font-weight-asian="normal" style:font-size-complex="12pt" style:font-weight-complex="normal"/>
    </style:style>
    <style:style style:name="P215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d7e88" style:font-size-asian="10.5pt" style:font-weight-asian="normal" style:font-size-complex="12pt" style:font-weight-complex="normal"/>
    </style:style>
    <style:style style:name="P216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db413" style:font-size-asian="10.5pt" style:font-weight-asian="normal" style:font-size-complex="12pt" style:font-weight-complex="normal"/>
    </style:style>
    <style:style style:name="P217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f6c2e" style:font-size-asian="10.5pt" style:font-weight-asian="normal" style:font-size-complex="12pt" style:font-weight-complex="normal"/>
    </style:style>
    <style:style style:name="P218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99a2c" officeooo:paragraph-rsid="00e99a2c" style:font-size-asian="10.5pt" style:font-weight-asian="normal" style:font-size-complex="12pt" style:font-weight-complex="normal"/>
    </style:style>
    <style:style style:name="P219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e6044" officeooo:paragraph-rsid="00ee6044" style:font-size-asian="10.5pt" style:font-weight-asian="normal" style:font-size-complex="12pt" style:font-weight-complex="normal"/>
    </style:style>
    <style:style style:name="P220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75fb0" officeooo:paragraph-rsid="00f75fb0" style:font-size-asian="10.5pt" style:font-weight-asian="normal" style:font-size-complex="12pt" style:font-weight-complex="normal"/>
    </style:style>
    <style:style style:name="P221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75fb0" officeooo:paragraph-rsid="00f7df98" style:font-size-asian="10.5pt" style:font-weight-asian="normal" style:font-size-complex="12pt" style:font-weight-complex="normal"/>
    </style:style>
    <style:style style:name="P222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75fb0" officeooo:paragraph-rsid="00f9a641" style:font-size-asian="10.5pt" style:font-weight-asian="normal" style:font-size-complex="12pt" style:font-weight-complex="normal"/>
    </style:style>
    <style:style style:name="P223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7df98" officeooo:paragraph-rsid="00f7df98" style:font-size-asian="10.5pt" style:font-weight-asian="normal" style:font-size-complex="12pt" style:font-weight-complex="normal"/>
    </style:style>
    <style:style style:name="P224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9a641" officeooo:paragraph-rsid="00f9a641" style:font-size-asian="10.5pt" style:font-weight-asian="normal" style:font-size-complex="12pt" style:font-weight-complex="normal"/>
    </style:style>
    <style:style style:name="P225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0f9f45b" officeooo:paragraph-rsid="00f9f45b" style:font-size-asian="10.5pt" style:font-weight-asian="normal" style:font-size-complex="12pt" style:font-weight-complex="normal"/>
    </style:style>
    <style:style style:name="P226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9f45b" officeooo:paragraph-rsid="00f9f45b" style:font-size-asian="10.5pt" style:font-weight-asian="normal" style:font-size-complex="12pt" style:font-weight-complex="normal"/>
    </style:style>
    <style:style style:name="P227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9f45b" officeooo:paragraph-rsid="00fb1507" style:font-size-asian="10.5pt" style:font-weight-asian="normal" style:font-size-complex="12pt" style:font-weight-complex="normal"/>
    </style:style>
    <style:style style:name="P228" style:family="paragraph" style:parent-style-name="Standard" style:list-style-name="L8">
      <style:paragraph-properties fo:text-align="start" style:justify-single-word="false"/>
      <style:text-properties style:font-name="Liberation Serif" fo:font-size="12pt" fo:font-weight="normal" officeooo:rsid="00f9f45b" officeooo:paragraph-rsid="01005975" style:font-size-asian="10.5pt" style:font-weight-asian="normal" style:font-size-complex="12pt" style:font-weight-complex="normal"/>
    </style:style>
    <style:style style:name="P229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0f9f45b" officeooo:paragraph-rsid="0105675d" style:font-size-asian="10.5pt" style:font-weight-asian="normal" style:font-size-complex="12pt" style:font-weight-complex="normal"/>
    </style:style>
    <style:style style:name="P230" style:family="paragraph" style:parent-style-name="Standard" style:list-style-name="L7">
      <style:paragraph-properties fo:text-align="start" style:justify-single-word="false"/>
      <style:text-properties style:font-name="Liberation Serif" fo:font-size="12pt" fo:font-weight="normal" officeooo:rsid="00fb1507" officeooo:paragraph-rsid="00fb1507" style:font-size-asian="10.5pt" style:font-weight-asian="normal" style:font-size-complex="12pt" style:font-weight-complex="normal"/>
    </style:style>
    <style:style style:name="P231" style:family="paragraph" style:parent-style-name="Standard" style:list-style-name="L8">
      <style:paragraph-properties fo:text-align="start" style:justify-single-word="false"/>
      <style:text-properties style:font-name="Liberation Serif" fo:font-size="12pt" fo:font-weight="normal" officeooo:rsid="01005975" officeooo:paragraph-rsid="01005975" style:font-size-asian="10.5pt" style:font-weight-asian="normal" style:font-size-complex="12pt" style:font-weight-complex="normal"/>
    </style:style>
    <style:style style:name="P232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181f9" officeooo:paragraph-rsid="01064f1c" style:font-size-asian="10.5pt" style:font-weight-asian="normal" style:font-size-complex="12pt" style:font-weight-complex="normal"/>
    </style:style>
    <style:style style:name="P233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181f9" officeooo:paragraph-rsid="01088dda" style:font-size-asian="10.5pt" style:font-weight-asian="normal" style:font-size-complex="12pt" style:font-weight-complex="normal"/>
    </style:style>
    <style:style style:name="P234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181f9" officeooo:paragraph-rsid="010c2a3c" style:font-size-asian="10.5pt" style:font-weight-asian="normal" style:font-size-complex="12pt" style:font-weight-complex="normal"/>
    </style:style>
    <style:style style:name="P235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181f9" officeooo:paragraph-rsid="011174ce" style:font-size-asian="10.5pt" style:font-weight-asian="normal" style:font-size-complex="12pt" style:font-weight-complex="normal"/>
    </style:style>
    <style:style style:name="P236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181f9" officeooo:paragraph-rsid="01136304" style:font-size-asian="10.5pt" style:font-weight-asian="normal" style:font-size-complex="12pt" style:font-weight-complex="normal"/>
    </style:style>
    <style:style style:name="P237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181f9" officeooo:paragraph-rsid="01156a51" style:font-size-asian="10.5pt" style:font-weight-asian="normal" style:font-size-complex="12pt" style:font-weight-complex="normal"/>
    </style:style>
    <style:style style:name="P238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181f9" officeooo:paragraph-rsid="011704b8" style:font-size-asian="10.5pt" style:font-weight-asian="normal" style:font-size-complex="12pt" style:font-weight-complex="normal"/>
    </style:style>
    <style:style style:name="P239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64f1c" officeooo:paragraph-rsid="01064f1c" style:font-size-asian="10.5pt" style:font-weight-asian="normal" style:font-size-complex="12pt" style:font-weight-complex="normal"/>
    </style:style>
    <style:style style:name="P240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64f1c" officeooo:paragraph-rsid="01088dda" style:font-size-asian="10.5pt" style:font-weight-asian="normal" style:font-size-complex="12pt" style:font-weight-complex="normal"/>
    </style:style>
    <style:style style:name="P241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64f1c" officeooo:paragraph-rsid="010a21d8" style:font-size-asian="10.5pt" style:font-weight-asian="normal" style:font-size-complex="12pt" style:font-weight-complex="normal"/>
    </style:style>
    <style:style style:name="P242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64f1c" officeooo:paragraph-rsid="010b5b31" style:font-size-asian="10.5pt" style:font-weight-asian="normal" style:font-size-complex="12pt" style:font-weight-complex="normal"/>
    </style:style>
    <style:style style:name="P243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64f1c" officeooo:paragraph-rsid="010df97e" style:font-size-asian="10.5pt" style:font-weight-asian="normal" style:font-size-complex="12pt" style:font-weight-complex="normal"/>
    </style:style>
    <style:style style:name="P244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64f1c" officeooo:paragraph-rsid="01103405" style:font-size-asian="10.5pt" style:font-weight-asian="normal" style:font-size-complex="12pt" style:font-weight-complex="normal"/>
    </style:style>
    <style:style style:name="P245" style:family="paragraph" style:parent-style-name="Standard" style:list-style-name="L10">
      <style:paragraph-properties fo:text-align="start" style:justify-single-word="false"/>
      <style:text-properties style:font-name="Liberation Serif" fo:font-size="12pt" fo:font-weight="normal" officeooo:rsid="010a21d8" officeooo:paragraph-rsid="010a21d8" style:font-size-asian="10.5pt" style:font-weight-asian="normal" style:font-size-complex="12pt" style:font-weight-complex="normal"/>
    </style:style>
    <style:style style:name="P246" style:family="paragraph" style:parent-style-name="Standard" style:list-style-name="L11">
      <style:paragraph-properties fo:text-align="start" style:justify-single-word="false"/>
      <style:text-properties style:font-name="Liberation Serif" fo:font-size="12pt" fo:font-weight="normal" officeooo:rsid="010a21d8" officeooo:paragraph-rsid="010b5b31" style:font-size-asian="10.5pt" style:font-weight-asian="normal" style:font-size-complex="12pt" style:font-weight-complex="normal"/>
    </style:style>
    <style:style style:name="P247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c2a3c" officeooo:paragraph-rsid="010c2a3c" style:font-size-asian="10.5pt" style:font-weight-asian="normal" style:font-size-complex="12pt" style:font-weight-complex="normal"/>
    </style:style>
    <style:style style:name="P248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c2a3c" officeooo:paragraph-rsid="010d63d2" style:font-size-asian="10.5pt" style:font-weight-asian="normal" style:font-size-complex="12pt" style:font-weight-complex="normal"/>
    </style:style>
    <style:style style:name="P249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c2a3c" officeooo:paragraph-rsid="011174ce" style:font-size-asian="10.5pt" style:font-weight-asian="normal" style:font-size-complex="12pt" style:font-weight-complex="normal"/>
    </style:style>
    <style:style style:name="P250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c2a3c" officeooo:paragraph-rsid="01136304" style:font-size-asian="10.5pt" style:font-weight-asian="normal" style:font-size-complex="12pt" style:font-weight-complex="normal"/>
    </style:style>
    <style:style style:name="P251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d63d2" officeooo:paragraph-rsid="010d63d2" style:font-size-asian="10.5pt" style:font-weight-asian="normal" style:font-size-complex="12pt" style:font-weight-complex="normal"/>
    </style:style>
    <style:style style:name="P252" style:family="paragraph" style:parent-style-name="Standard" style:list-style-name="L12">
      <style:paragraph-properties fo:text-align="start" style:justify-single-word="false"/>
      <style:text-properties style:font-name="Liberation Serif" fo:font-size="12pt" fo:font-weight="normal" officeooo:rsid="010df97e" officeooo:paragraph-rsid="010df97e" style:font-size-asian="10.5pt" style:font-weight-asian="normal" style:font-size-complex="12pt" style:font-weight-complex="normal"/>
    </style:style>
    <style:style style:name="P253" style:family="paragraph" style:parent-style-name="Standard" style:list-style-name="L12">
      <style:paragraph-properties fo:text-align="start" style:justify-single-word="false"/>
      <style:text-properties style:font-name="Liberation Serif" fo:font-size="12pt" fo:font-weight="normal" officeooo:rsid="010e88f5" officeooo:paragraph-rsid="010e88f5" style:font-size-asian="10.5pt" style:font-weight-asian="normal" style:font-size-complex="12pt" style:font-weight-complex="normal"/>
    </style:style>
    <style:style style:name="P254" style:family="paragraph" style:parent-style-name="Standard" style:list-style-name="L13">
      <style:paragraph-properties fo:text-align="start" style:justify-single-word="false"/>
      <style:text-properties style:font-name="Liberation Serif" fo:font-size="12pt" fo:font-weight="normal" officeooo:rsid="01103405" officeooo:paragraph-rsid="01103405" style:font-size-asian="10.5pt" style:font-weight-asian="normal" style:font-size-complex="12pt" style:font-weight-complex="normal"/>
    </style:style>
    <style:style style:name="P255" style:family="paragraph" style:parent-style-name="Standard" style:list-style-name="L14">
      <style:paragraph-properties fo:text-align="start" style:justify-single-word="false"/>
      <style:text-properties style:font-name="Liberation Serif" fo:font-size="12pt" fo:font-weight="normal" officeooo:rsid="01103405" officeooo:paragraph-rsid="0112dd41" style:font-size-asian="10.5pt" style:font-weight-asian="normal" style:font-size-complex="12pt" style:font-weight-complex="normal"/>
    </style:style>
    <style:style style:name="P256" style:family="paragraph" style:parent-style-name="Standard" style:list-style-name="L14">
      <style:paragraph-properties fo:text-align="start" style:justify-single-word="false"/>
      <style:text-properties style:font-name="Liberation Serif" fo:font-size="12pt" fo:font-weight="normal" officeooo:rsid="01103405" officeooo:paragraph-rsid="0115441a" style:font-size-asian="10.5pt" style:font-weight-asian="normal" style:font-size-complex="12pt" style:font-weight-complex="normal"/>
    </style:style>
    <style:style style:name="P257" style:family="paragraph" style:parent-style-name="Standard" style:list-style-name="L15">
      <style:paragraph-properties fo:text-align="start" style:justify-single-word="false"/>
      <style:text-properties style:font-name="Liberation Serif" fo:font-size="12pt" fo:font-weight="normal" officeooo:rsid="01103405" officeooo:paragraph-rsid="0115441a" style:font-size-asian="10.5pt" style:font-weight-asian="normal" style:font-size-complex="12pt" style:font-weight-complex="normal"/>
    </style:style>
    <style:style style:name="P2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03405" officeooo:paragraph-rsid="01156a51" style:font-size-asian="10.5pt" style:font-weight-asian="normal" style:font-size-complex="12pt" style:font-weight-complex="normal"/>
    </style:style>
    <style:style style:name="P2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03405" officeooo:paragraph-rsid="011704b8" style:font-size-asian="10.5pt" style:font-weight-asian="normal" style:font-size-complex="12pt" style:font-weight-complex="normal"/>
    </style:style>
    <style:style style:name="P260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174ce" officeooo:paragraph-rsid="0112dd41" style:font-size-asian="10.5pt" style:font-weight-asian="normal" style:font-size-complex="12pt" style:font-weight-complex="normal"/>
    </style:style>
    <style:style style:name="P261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174ce" officeooo:paragraph-rsid="01136304" style:font-size-asian="10.5pt" style:font-weight-asian="normal" style:font-size-complex="12pt" style:font-weight-complex="normal"/>
    </style:style>
    <style:style style:name="P2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174ce" officeooo:paragraph-rsid="011704b8" style:font-size-asian="10.5pt" style:font-weight-asian="normal" style:font-size-complex="12pt" style:font-weight-complex="normal"/>
    </style:style>
    <style:style style:name="P263" style:family="paragraph" style:parent-style-name="Standard" style:list-style-name="L14">
      <style:paragraph-properties fo:text-align="start" style:justify-single-word="false"/>
      <style:text-properties style:font-name="Liberation Serif" fo:font-size="12pt" fo:font-weight="normal" officeooo:rsid="0112dd41" officeooo:paragraph-rsid="0112dd41" style:font-size-asian="10.5pt" style:font-weight-asian="normal" style:font-size-complex="12pt" style:font-weight-complex="normal"/>
    </style:style>
    <style:style style:name="P264" style:family="paragraph" style:parent-style-name="Standard" style:list-style-name="L15">
      <style:paragraph-properties fo:text-align="start" style:justify-single-word="false"/>
      <style:text-properties style:font-name="Liberation Serif" fo:font-size="12pt" fo:font-weight="normal" officeooo:rsid="0115441a" officeooo:paragraph-rsid="0115441a" style:font-size-asian="10.5pt" style:font-weight-asian="normal" style:font-size-complex="12pt" style:font-weight-complex="normal"/>
    </style:style>
    <style:style style:name="P265" style:family="paragraph" style:parent-style-name="Standard" style:list-style-name="L14">
      <style:paragraph-properties fo:text-align="start" style:justify-single-word="false"/>
      <style:text-properties style:font-name="Liberation Serif" fo:font-size="12pt" fo:font-weight="normal" officeooo:rsid="0115441a" officeooo:paragraph-rsid="0115441a" style:font-size-asian="10.5pt" style:font-weight-asian="normal" style:font-size-complex="12pt" style:font-weight-complex="normal"/>
    </style:style>
    <style:style style:name="P266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bold" officeooo:rsid="00057710" officeooo:paragraph-rsid="01064f1c" style:font-size-asian="10.5pt" style:font-weight-asian="bold" style:font-size-complex="12pt" style:font-weight-complex="bold"/>
    </style:style>
    <style:style style:name="P267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bold" officeooo:rsid="00057710" officeooo:paragraph-rsid="01088dda" style:font-size-asian="10.5pt" style:font-weight-asian="bold" style:font-size-complex="12pt" style:font-weight-complex="bold"/>
    </style:style>
    <style:style style:name="P268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bold" officeooo:rsid="00057710" officeooo:paragraph-rsid="010a21d8" style:font-size-asian="10.5pt" style:font-weight-asian="bold" style:font-size-complex="12pt" style:font-weight-complex="bold"/>
    </style:style>
    <style:style style:name="P269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bold" officeooo:rsid="00057710" officeooo:paragraph-rsid="010c2a3c" style:font-size-asian="10.5pt" style:font-weight-asian="bold" style:font-size-complex="12pt" style:font-weight-complex="bold"/>
    </style:style>
    <style:style style:name="P270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bold" officeooo:rsid="00057710" officeooo:paragraph-rsid="011174ce" style:font-size-asian="10.5pt" style:font-weight-asian="bold" style:font-size-complex="12pt" style:font-weight-complex="bold"/>
    </style:style>
    <style:style style:name="P271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bold" officeooo:rsid="00057710" officeooo:paragraph-rsid="01136304" style:font-size-asian="10.5pt" style:font-weight-asian="bold" style:font-size-complex="12pt" style:font-weight-complex="bold"/>
    </style:style>
    <style:style style:name="P272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bold" officeooo:rsid="00057710" officeooo:paragraph-rsid="0115441a" style:font-size-asian="10.5pt" style:font-weight-asian="bold" style:font-size-complex="12pt" style:font-weight-complex="bold"/>
    </style:style>
    <style:style style:name="P27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1704b8" style:font-size-asian="10.5pt" style:font-weight-asian="bold" style:font-size-complex="12pt" style:font-weight-complex="bold"/>
    </style:style>
    <style:style style:name="P274" style:family="paragraph" style:parent-style-name="Standard" style:list-style-name="L5">
      <style:paragraph-properties fo:text-align="start" style:justify-single-word="false"/>
      <style:text-properties officeooo:paragraph-rsid="00e283ae"/>
    </style:style>
    <style:style style:name="P275" style:family="paragraph" style:parent-style-name="Standard" style:list-style-name="L5">
      <style:paragraph-properties fo:text-align="start" style:justify-single-word="false"/>
      <style:text-properties officeooo:paragraph-rsid="00e3dd3c"/>
    </style:style>
    <style:style style:name="P276" style:family="paragraph" style:parent-style-name="Standard" style:list-style-name="L5">
      <style:paragraph-properties fo:text-align="start" style:justify-single-word="false"/>
      <style:text-properties officeooo:paragraph-rsid="00e4faf7"/>
    </style:style>
    <style:style style:name="P277" style:family="paragraph" style:parent-style-name="Standard" style:list-style-name="L5">
      <style:paragraph-properties fo:text-align="start" style:justify-single-word="false"/>
      <style:text-properties officeooo:paragraph-rsid="00e6d229"/>
    </style:style>
    <style:style style:name="P278" style:family="paragraph" style:parent-style-name="Standard" style:list-style-name="L5">
      <style:paragraph-properties fo:text-align="start" style:justify-single-word="false"/>
      <style:text-properties officeooo:paragraph-rsid="00e7d00b"/>
    </style:style>
    <style:style style:name="P279" style:family="paragraph" style:parent-style-name="Standard" style:list-style-name="L5">
      <style:paragraph-properties fo:text-align="start" style:justify-single-word="false"/>
      <style:text-properties officeooo:paragraph-rsid="00e99a2c"/>
    </style:style>
    <style:style style:name="P280" style:family="paragraph" style:parent-style-name="Standard" style:list-style-name="L5">
      <style:paragraph-properties fo:text-align="start" style:justify-single-word="false"/>
      <style:text-properties officeooo:paragraph-rsid="00ed7e88"/>
    </style:style>
    <style:style style:name="P281" style:family="paragraph" style:parent-style-name="Standard" style:list-style-name="L5">
      <style:paragraph-properties fo:text-align="start" style:justify-single-word="false"/>
      <style:text-properties officeooo:paragraph-rsid="00ee2ded"/>
    </style:style>
    <style:style style:name="P282" style:family="paragraph" style:parent-style-name="Standard" style:list-style-name="L5">
      <style:paragraph-properties fo:text-align="start" style:justify-single-word="false"/>
      <style:text-properties officeooo:paragraph-rsid="00f6d57c"/>
    </style:style>
    <style:style style:name="P283" style:family="paragraph" style:parent-style-name="Standard" style:list-style-name="L5">
      <style:paragraph-properties fo:text-align="start" style:justify-single-word="false"/>
      <style:text-properties officeooo:paragraph-rsid="00f759be"/>
    </style:style>
    <style:style style:name="P284" style:family="paragraph" style:parent-style-name="Standard" style:list-style-name="L5">
      <style:paragraph-properties fo:text-align="start" style:justify-single-word="false"/>
      <style:text-properties officeooo:paragraph-rsid="00f75fb0"/>
    </style:style>
    <style:style style:name="P285" style:family="paragraph" style:parent-style-name="Standard" style:list-style-name="L5">
      <style:paragraph-properties fo:text-align="start" style:justify-single-word="false"/>
      <style:text-properties officeooo:paragraph-rsid="00f9a641"/>
    </style:style>
    <style:style style:name="P286" style:family="paragraph" style:parent-style-name="Standard" style:list-style-name="L6">
      <style:paragraph-properties fo:text-align="start" style:justify-single-word="false"/>
      <style:text-properties officeooo:paragraph-rsid="00f9f45b"/>
    </style:style>
    <style:style style:name="P287" style:family="paragraph" style:parent-style-name="Standard" style:list-style-name="L6">
      <style:paragraph-properties fo:text-align="start" style:justify-single-word="false"/>
      <style:text-properties officeooo:paragraph-rsid="01005975"/>
    </style:style>
    <style:style style:name="P288" style:family="paragraph" style:parent-style-name="Standard" style:list-style-name="L6">
      <style:paragraph-properties fo:text-align="start" style:justify-single-word="false"/>
      <style:text-properties officeooo:paragraph-rsid="0105675d"/>
    </style:style>
    <style:style style:name="P289" style:family="paragraph" style:parent-style-name="Standard" style:list-style-name="L5">
      <style:paragraph-properties fo:text-align="start" style:justify-single-word="false"/>
      <style:text-properties officeooo:rsid="00e283ae" officeooo:paragraph-rsid="00e283ae"/>
    </style:style>
    <style:style style:name="P290" style:family="paragraph" style:parent-style-name="Standard" style:list-style-name="L5">
      <style:paragraph-properties fo:text-align="start" style:justify-single-word="false"/>
      <style:text-properties officeooo:rsid="00e283ae" officeooo:paragraph-rsid="00e6d229"/>
    </style:style>
    <style:style style:name="P291" style:family="paragraph" style:parent-style-name="Standard" style:list-style-name="L5">
      <style:paragraph-properties fo:text-align="start" style:justify-single-word="false"/>
      <style:text-properties officeooo:rsid="00e283ae" officeooo:paragraph-rsid="00e7d00b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2bc66"/>
    </style:style>
    <style:style style:name="T7" style:family="text">
      <style:text-properties officeooo:rsid="00d36a36"/>
    </style:style>
    <style:style style:name="T8" style:family="text">
      <style:text-properties officeooo:rsid="00d37eda"/>
    </style:style>
    <style:style style:name="T9" style:family="text">
      <style:text-properties officeooo:rsid="00d47cc4"/>
    </style:style>
    <style:style style:name="T10" style:family="text">
      <style:text-properties officeooo:rsid="00d4bdf3"/>
    </style:style>
    <style:style style:name="T11" style:family="text">
      <style:text-properties officeooo:rsid="00d4e92b"/>
    </style:style>
    <style:style style:name="T12" style:family="text">
      <style:text-properties officeooo:rsid="00d57c00"/>
    </style:style>
    <style:style style:name="T13" style:family="text">
      <style:text-properties officeooo:rsid="00d730db"/>
    </style:style>
    <style:style style:name="T14" style:family="text">
      <style:text-properties officeooo:rsid="00d8372e"/>
    </style:style>
    <style:style style:name="T15" style:family="text">
      <style:text-properties officeooo:rsid="00d8af1f"/>
    </style:style>
    <style:style style:name="T16" style:family="text">
      <style:text-properties officeooo:rsid="00d98931"/>
    </style:style>
    <style:style style:name="T17" style:family="text">
      <style:text-properties officeooo:rsid="00db5dd8"/>
    </style:style>
    <style:style style:name="T18" style:family="text">
      <style:text-properties officeooo:rsid="00dbc079"/>
    </style:style>
    <style:style style:name="T19" style:family="text">
      <style:text-properties officeooo:rsid="00dfa4fd"/>
    </style:style>
    <style:style style:name="T20" style:family="text">
      <style:text-properties officeooo:rsid="00e0d18e"/>
    </style:style>
    <style:style style:name="T21" style:family="text">
      <style:text-properties officeooo:rsid="00e1895d"/>
    </style:style>
    <style:style style:name="T22" style:family="text">
      <style:text-properties officeooo:rsid="00e1cd4f"/>
    </style:style>
    <style:style style:name="T23" style:family="text">
      <style:text-properties officeooo:rsid="00e264f6"/>
    </style:style>
    <style:style style:name="T24" style:family="text">
      <style:text-properties officeooo:rsid="00e283ae"/>
    </style:style>
    <style:style style:name="T25" style:family="text"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T26" style:family="text">
      <style:text-properties style:font-name="Liberation Serif" fo:font-size="12pt" fo:font-weight="normal" officeooo:rsid="00d4e92b" style:font-size-asian="10.5pt" style:font-weight-asian="normal" style:font-size-complex="12pt" style:font-weight-complex="normal"/>
    </style:style>
    <style:style style:name="T27" style:family="text">
      <style:text-properties style:font-name="Liberation Serif" fo:font-size="12pt" fo:font-weight="normal" officeooo:rsid="00e6d229" style:font-size-asian="10.5pt" style:font-weight-asian="normal" style:font-size-complex="12pt" style:font-weight-complex="normal"/>
    </style:style>
    <style:style style:name="T28" style:family="text">
      <style:text-properties style:font-name="Liberation Serif" fo:font-size="12pt" fo:font-weight="normal" officeooo:rsid="00e7d00b" style:font-size-asian="10.5pt" style:font-weight-asian="normal" style:font-size-complex="12pt" style:font-weight-complex="normal"/>
    </style:style>
    <style:style style:name="T29" style:family="text">
      <style:text-properties style:font-name="Liberation Serif" fo:font-size="12pt" fo:font-weight="normal" officeooo:rsid="00ed7e88" style:font-size-asian="10.5pt" style:font-weight-asian="normal" style:font-size-complex="12pt" style:font-weight-complex="normal"/>
    </style:style>
    <style:style style:name="T30" style:family="text">
      <style:text-properties style:font-name="Liberation Serif" fo:font-size="12pt" fo:font-weight="normal" officeooo:rsid="00ee2ded" style:font-size-asian="10.5pt" style:font-weight-asian="normal" style:font-size-complex="12pt" style:font-weight-complex="normal"/>
    </style:style>
    <style:style style:name="T31" style:family="text">
      <style:text-properties officeooo:rsid="00e381f5"/>
    </style:style>
    <style:style style:name="T32" style:family="text">
      <style:text-properties officeooo:rsid="00e3dd3c"/>
    </style:style>
    <style:style style:name="T33" style:family="text">
      <style:text-properties officeooo:rsid="00e4faf7"/>
    </style:style>
    <style:style style:name="T34" style:family="text">
      <style:text-properties officeooo:rsid="00e7d00b"/>
    </style:style>
    <style:style style:name="T35" style:family="text">
      <style:text-properties officeooo:rsid="00e99a2c"/>
    </style:style>
    <style:style style:name="T36" style:family="text">
      <style:text-properties officeooo:rsid="00eb66a7"/>
    </style:style>
    <style:style style:name="T37" style:family="text">
      <style:text-properties officeooo:rsid="00ed4a55"/>
    </style:style>
    <style:style style:name="T38" style:family="text">
      <style:text-properties officeooo:rsid="00ed7e88"/>
    </style:style>
    <style:style style:name="T39" style:family="text">
      <style:text-properties officeooo:rsid="00f48e95"/>
    </style:style>
    <style:style style:name="T40" style:family="text">
      <style:text-properties officeooo:rsid="00ee2ded"/>
    </style:style>
    <style:style style:name="T41" style:family="text">
      <style:text-properties style:text-position="super 58%" officeooo:rsid="00d4e92b"/>
    </style:style>
    <style:style style:name="T42" style:family="text">
      <style:text-properties style:text-position="0% 100%" officeooo:rsid="00f00e38"/>
    </style:style>
    <style:style style:name="T43" style:family="text">
      <style:text-properties style:text-position="0% 100%" officeooo:rsid="00d4e92b"/>
    </style:style>
    <style:style style:name="T44" style:family="text">
      <style:text-properties officeooo:rsid="00f33a54"/>
    </style:style>
    <style:style style:name="T45" style:family="text">
      <style:text-properties officeooo:rsid="00f3f75e"/>
    </style:style>
    <style:style style:name="T46" style:family="text">
      <style:text-properties officeooo:rsid="00f6ce45"/>
    </style:style>
    <style:style style:name="T47" style:family="text">
      <style:text-properties officeooo:rsid="00f6d57c"/>
    </style:style>
    <style:style style:name="T48" style:family="text">
      <style:text-properties officeooo:rsid="00f759be"/>
    </style:style>
    <style:style style:name="T49" style:family="text">
      <style:text-properties officeooo:rsid="00f75fb0"/>
    </style:style>
    <style:style style:name="T50" style:family="text">
      <style:text-properties officeooo:rsid="00f7df98"/>
    </style:style>
    <style:style style:name="T51" style:family="text">
      <style:text-properties officeooo:rsid="00f84eaa"/>
    </style:style>
    <style:style style:name="T52" style:family="text">
      <style:text-properties officeooo:rsid="00f9a641"/>
    </style:style>
    <style:style style:name="T53" style:family="text">
      <style:text-properties officeooo:rsid="00f9f45b"/>
    </style:style>
    <style:style style:name="T54" style:family="text">
      <style:text-properties officeooo:rsid="00fa8e77"/>
    </style:style>
    <style:style style:name="T55" style:family="text">
      <style:text-properties officeooo:rsid="00fe7837"/>
    </style:style>
    <style:style style:name="T56" style:family="text">
      <style:text-properties officeooo:rsid="01005975"/>
    </style:style>
    <style:style style:name="T57" style:family="text">
      <style:text-properties officeooo:rsid="01015164"/>
    </style:style>
    <style:style style:name="T58" style:family="text">
      <style:text-properties officeooo:rsid="010181f9"/>
    </style:style>
    <style:style style:name="T59" style:family="text">
      <style:text-properties officeooo:rsid="010276c2"/>
    </style:style>
    <style:style style:name="T60" style:family="text">
      <style:text-properties officeooo:rsid="0104dcc2"/>
    </style:style>
    <style:style style:name="T61" style:family="text">
      <style:text-properties officeooo:rsid="0105675d"/>
    </style:style>
    <style:style style:name="T62" style:family="text">
      <style:text-properties officeooo:rsid="01064f1c"/>
    </style:style>
    <style:style style:name="T63" style:family="text">
      <style:text-properties officeooo:rsid="01088dda"/>
    </style:style>
    <style:style style:name="T64" style:family="text">
      <style:text-properties officeooo:rsid="010a21d8"/>
    </style:style>
    <style:style style:name="T65" style:family="text">
      <style:text-properties officeooo:rsid="010b5b31"/>
    </style:style>
    <style:style style:name="T66" style:family="text">
      <style:text-properties officeooo:rsid="010c2a3c"/>
    </style:style>
    <style:style style:name="T67" style:family="text">
      <style:text-properties officeooo:rsid="010df97e"/>
    </style:style>
    <style:style style:name="T68" style:family="text">
      <style:text-properties officeooo:rsid="01103405"/>
    </style:style>
    <style:style style:name="T69" style:family="text">
      <style:text-properties officeooo:rsid="011174ce"/>
    </style:style>
    <style:style style:name="T70" style:family="text">
      <style:text-properties officeooo:rsid="0112dd41"/>
    </style:style>
    <style:style style:name="T71" style:family="text">
      <style:text-properties officeooo:rsid="0115441a"/>
    </style:style>
    <style:style style:name="T72" style:family="text">
      <style:text-properties officeooo:rsid="01156a51"/>
    </style:style>
    <style:style style:name="T73" style:family="text">
      <style:text-properties officeooo:rsid="011704b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5">M</text:span></text:p>
      <text:p text:style-name="P13"/>
      <text:p text:style-name="P13"/>
      <text:p text:style-name="P13">Di<text:span text:style-name="T3">marts</text:span><text:tab/>2<text:span text:style-name="T5">3</text:span>/09/2<text:span text:style-name="T5">5</text:span></text:p>
      <text:p text:style-name="P3">Comentat </text:p>
      <text:list xml:id="list641697748265431399" text:style-name="L1">
        <text:list-item>
          <text:p text:style-name="P172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173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174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.</text:span></text:p>
        </text:list-item>
      </text:list>
      <text:p text:style-name="P2"/>
      <text:p text:style-name="P2"/>
      <text:p text:style-name="P14">Di<text:span text:style-name="T3">mecres</text:span><text:tab/>2<text:span text:style-name="T5">4</text:span>/09/2<text:span text:style-name="T5">5</text:span></text:p>
      <text:p text:style-name="P4"><text:s/></text:p>
      <text:list xml:id="list5701279942875783913" text:style-name="L2">
        <text:list-item>
          <text:p text:style-name="P175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3 Componentes principales del circuito de refrigeración.</text:span></text:p>
        </text:list-item>
        <text:list-item>
          <text:p text:style-name="P176">Baixem al taller per comentar el funcionament i la connexió del pont de manómetres. Comentem els components del simulador de fred.</text:p>
        </text:list-item>
      </text:list>
      <text:p text:style-name="P28"/>
      <text:p text:style-name="P28"/>
      <text:p text:style-name="P14">Di<text:span text:style-name="T4">jous<text:tab/></text:span><text:tab/>2<text:span text:style-name="T5">5</text:span>/09/2<text:span text:style-name="T5">5</text:span></text:p>
      <text:p text:style-name="P4"><text:s/></text:p>
      <text:list xml:id="list6590291561148215632" text:style-name="L3">
        <text:list-item>
          <text:p text:style-name="P177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177">Comentat exercici 1.3-1.</text:p>
        </text:list-item>
      </text:list>
      <text:p text:style-name="P29"/>
      <text:p text:style-name="P29"/>
      <text:p text:style-name="P14">Di<text:span text:style-name="T4">vendres<text:tab/></text:span>2<text:span text:style-name="T5">6</text:span>/09/2<text:span text:style-name="T5">5</text:span></text:p>
      <text:p text:style-name="P4"><text:s/></text:p>
      <text:list xml:id="list8333094900013771419" text:style-name="L4">
        <text:list-item>
          <text:p text:style-name="P178">Publicat codi d'accès al Classroom.</text:p>
        </text:list-item>
        <text:list-item>
          <text:p text:style-name="P191">Treball autònom tasca 1.</text:p>
        </text:list-item>
        <text:list-item>
          <text:p text:style-name="P179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fins a l'apartat 1.3-5 El circuito de un equipo reversible.</text:span></text:p>
        </text:list-item>
      </text:list>
      <text:p text:style-name="P30"/>
      <text:p text:style-name="P30"><text:s/></text:p>
      <text:p text:style-name="P15">Di<text:span text:style-name="T3">marts</text:span><text:tab/><text:span text:style-name="T6">30</text:span>/09/2<text:span text:style-name="T5">5</text:span></text:p>
      <text:p text:style-name="P15"/>
      <text:p text:style-name="P7">Baixem al taller, comencem amb <text:a xlink:type="simple" xlink:href="https://paulinoposada.github.io/web_fred/web_fred_25_26/GM/web_documents/apunts.html">pràctica soldadura tova</text:a>.</text:p>
      <text:p text:style-name="P7"/>
      <text:p text:style-name="P7"/>
      <text:p text:style-name="P16">Di<text:span text:style-name="T3">mecres</text:span><text:tab/><text:span text:style-name="T7">01</text:span>/<text:span text:style-name="T7">10</text:span>/2<text:span text:style-name="T5">5</text:span></text:p>
      <text:p text:style-name="P16"/>
      <text:p text:style-name="P5"><text:s/><text:span text:style-name="T6">Baixem al taller, continuem amb </text:span><text:a xlink:type="simple" xlink:href="https://paulinoposada.github.io/web_fred/web_fred_25_26/GM/web_documents/apunts.html"><text:span text:style-name="T6">pràctica soldadura tova</text:span></text:a><text:span text:style-name="T6">.</text:span></text:p>
      <text:p text:style-name="P5"/>
      <text:p text:style-name="P5"/>
      <text:p text:style-name="P17">Di<text:span text:style-name="T8">jous</text:span><text:tab/><text:span text:style-name="T7">02</text:span>/<text:span text:style-name="T7">10</text:span>/2<text:span text:style-name="T5">5</text:span></text:p>
      <text:p text:style-name="P17"/>
      <text:list xml:id="list152032122887422" text:continue-numbering="true" text:style-name="L4">
        <text:list-item>
          <text:p text:style-name="P180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3-8 Herramientas específicas.</text:span></text:p>
        </text:list-item>
      </text:list>
      <text:p text:style-name="P17"/>
      <text:p text:style-name="P17">Di<text:span text:style-name="T8">vendres 03</text:span>/<text:span text:style-name="T7">10</text:span>/2<text:span text:style-name="T5">5</text:span></text:p>
      <text:p text:style-name="P17"/>
      <text:list xml:id="list152034093322220" text:continue-numbering="true" text:style-name="L4">
        <text:list-item>
          <text:p text:style-name="P180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4 Ejercicios unidad 1.1.</text:span></text:p>
        </text:list-item>
      </text:list>
      <text:p text:style-name="P31"/>
      <text:p text:style-name="P164">Di<text:span text:style-name="T3">marts</text:span><text:tab/><text:span text:style-name="T6">07</text:span>/<text:span text:style-name="T9">10</text:span>/2<text:span text:style-name="T5">5</text:span></text:p>
      <text:p text:style-name="P18"/>
      <text:p text:style-name="P9">Baixem al taller, co<text:span text:style-name="T10">ntinuem</text:span> amb <text:a xlink:type="simple" xlink:href="https://paulinoposada.github.io/web_fred/web_fred_25_26/GM/web_documents/apunts.html">pràctica soldadura tova</text:a>.</text:p>
      <text:p text:style-name="P8"/>
      <text:p text:style-name="P45"/>
      <text:p text:style-name="P19">Di<text:span text:style-name="T3">mecres</text:span><text:tab/><text:span text:style-name="T7">08</text:span>/<text:span text:style-name="T7">10</text:span>/2<text:span text:style-name="T5">5</text:span></text:p>
      <text:p text:style-name="P19"/>
      <text:p text:style-name="P6"><text:s/><text:span text:style-name="T6">Baixem al taller, acabem amb </text:span><text:a xlink:type="simple" xlink:href="https://paulinoposada.github.io/web_fred/web_fred_25_26/GM/web_documents/apunts.html"><text:span text:style-name="T6">pràctica soldadura tova</text:span></text:a><text:span text:style-name="T6"> i comencem amb </text:span><text:a xlink:type="simple" xlink:href="https://paulinoposada.github.io/web_fred/web_fred_25_26/documents/practica_soldadura_forta.pdf"><text:span text:style-name="T6">pràctica soldadura forta</text:span></text:a><text:span text:style-name="T6">.</text:span></text:p>
      <text:p text:style-name="P59"/>
      <text:p text:style-name="P59"/>
      <text:p text:style-name="P20">Di<text:span text:style-name="T11">jous</text:span><text:tab/><text:span text:style-name="T7">09</text:span>/<text:span text:style-name="T7">10</text:span>/2<text:span text:style-name="T5">5</text:span></text:p>
      <text:p text:style-name="P20"/>
      <text:list xml:id="list152033189646276" text:continue-numbering="true" text:style-name="L4">
        <text:list-item>
          <text:p text:style-name="P181"><text:span text:style-name="T11">Acabem amb apunts, </text:span><text:a xlink:type="simple" xlink:href="https://paulinoposada.github.io/web_fred/web_fred_25_26/GM/apunts_gm/unitat_1/fred_apunts_ud_1_1_gm.pdf" text:style-name="Internet_20_link"><text:span text:style-name="T11">unitat 1.1</text:span></text:a><text:span text:style-name="T11">. </text:span></text:p>
        </text:list-item>
        <text:list-item>
          <text:p text:style-name="P181"><text:span text:style-name="T11">Comenc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92">Comentem apartat 1.1 Temperatura y calor.</text:p>
        </text:list-item>
      </text:list>
      <text:p text:style-name="P60"/>
      <text:p text:style-name="P116">Di<text:span text:style-name="T12">vendres 10</text:span>/<text:span text:style-name="T7">10</text:span>/2<text:span text:style-name="T5">5</text:span></text:p>
      <text:p text:style-name="P116"/>
      <text:list xml:id="list152033762211646" text:continue-numbering="true" text:style-name="L4">
        <text:list-item>
          <text:p text:style-name="P182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98">Comentem apartat 1.2 Presión.</text:p>
        </text:list-item>
        <text:list-item>
          <text:p text:style-name="P198">Comentem apartat 1.2 Presión.</text:p>
        </text:list-item>
        <text:list-item>
          <text:p text:style-name="P198">Comentem els exercicis 1.3 Ejercicios temperatura y presión.</text:p>
        </text:list-item>
        <text:list-item>
          <text:p text:style-name="P198">Comentem apartat 1.4 Enegía y potencia</text:p>
        </text:list-item>
        <text:list-item>
          <text:p text:style-name="P199">Comentem els exercicis 1.<text:span text:style-name="T13">5</text:span> Ejercicios <text:span text:style-name="T13">energía y potencia</text:span>.</text:p>
        </text:list-item>
      </text:list>
      <text:p text:style-name="P61"/>
      <text:p text:style-name="P21">Di<text:span text:style-name="T3">marts</text:span><text:tab/><text:span text:style-name="T14">14</text:span>/<text:span text:style-name="T9">10</text:span>/2<text:span text:style-name="T5">5</text:span></text:p>
      <text:p text:style-name="P21"/>
      <text:p text:style-name="P10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10"/>
      <text:p text:style-name="P117">Di<text:span text:style-name="T3">mecres</text:span><text:tab/><text:span text:style-name="T15">15</text:span>/<text:span text:style-name="T7">10</text:span>/2<text:span text:style-name="T5">5</text:span></text:p>
      <text:p text:style-name="P46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6"/>
      <text:p text:style-name="P117">Di<text:span text:style-name="T15">jous</text:span><text:tab/><text:tab/><text:span text:style-name="T15">16</text:span>/<text:span text:style-name="T7">10</text:span>/2<text:span text:style-name="T5">5</text:span></text:p>
      <text:list xml:id="list152033039748088" text:continue-numbering="true" text:style-name="L4">
        <text:list-item>
          <text:p text:style-name="P183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200">Comentem apartat 1.<text:span text:style-name="T15">5 Ejercicios energía y potencia</text:span>.</text:p>
        </text:list-item>
        <text:list-item>
          <text:p text:style-name="P200">Comentem apartat 1.<text:span text:style-name="T15">6.1 Calor específico</text:span></text:p>
        </text:list-item>
        <text:list-item>
          <text:p text:style-name="P200">Comentem apartat 1.<text:span text:style-name="T15">6.2 Calor sensible y latente</text:span></text:p>
        </text:list-item>
      </text:list>
      <text:p text:style-name="P62"/>
      <text:p text:style-name="P160">Divendres<text:tab/>17/10/25</text:p>
      <text:list xml:id="list152032767721362" text:continue-numbering="true" text:style-name="L4">
        <text:list-item>
          <text:p text:style-name="P184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201">Comentem apartat 1.6.3 Transmisión del calor</text:p>
        </text:list-item>
        <text:list-item>
          <text:p text:style-name="P201">Comentem apartat 1.6.4 Saturació, subenfriamiento y sobrecalentameinto</text:p>
        </text:list-item>
      </text:list>
      <text:p text:style-name="P22"/>
      <text:p text:style-name="P22">Di<text:span text:style-name="T3">marts</text:span><text:tab/><text:span text:style-name="T16">21</text:span>/<text:span text:style-name="T9">10</text:span>/2<text:span text:style-name="T5">5</text:span></text:p>
      <text:p text:style-name="P22"/>
      <text:p text:style-name="P11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7"/>
      <text:p text:style-name="P23">Di<text:span text:style-name="T3">mecres</text:span><text:tab/><text:span text:style-name="T16">22</text:span>/<text:span text:style-name="T9">10</text:span>/2<text:span text:style-name="T5">5</text:span></text:p>
      <text:p text:style-name="P23"/>
      <text:p text:style-name="P12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8"/>
      <text:p text:style-name="P165">Di<text:span text:style-name="T17">jous<text:tab/></text:span><text:tab/><text:span text:style-name="T16">23</text:span>/<text:span text:style-name="T9">10</text:span>/2<text:span text:style-name="T5">5</text:span></text:p>
      <text:p text:style-name="P24"/>
      <text:list xml:id="list152033338764999" text:continue-numbering="true" text:style-name="L4">
        <text:list-item>
          <text:p text:style-name="P185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202">Comentem <text:span text:style-name="T17">exercicis 1.7-1 a 3</text:span></text:p>
        </text:list-item>
        <text:list-item>
          <text:p text:style-name="P203">Comentem apartat 1.8.1 Compresión de un gas a tempewratura constante</text:p>
        </text:list-item>
      </text:list>
      <text:p text:style-name="P63"/>
      <text:p text:style-name="P63"/>
      <text:p text:style-name="P25">Di<text:span text:style-name="T18">vendres</text:span><text:tab/><text:span text:style-name="T16">24</text:span>/<text:span text:style-name="T9">10</text:span>/2<text:span text:style-name="T5">5</text:span></text:p>
      <text:p text:style-name="P25"/>
      <text:list xml:id="list152033939121936" text:continue-numbering="true" text:style-name="L4">
        <text:list-item>
          <text:p text:style-name="P186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204">Comentem exercicis 1.9-1 y 2.</text:p>
        </text:list-item>
      </text:list>
      <text:p text:style-name="P64"/>
      <text:p text:style-name="P64"/>
      <text:p text:style-name="P26">Di<text:span text:style-name="T3">marts</text:span><text:tab/><text:span text:style-name="T16">28</text:span>/<text:span text:style-name="T9">10</text:span>/2<text:span text:style-name="T5">5</text:span></text:p>
      <text:p text:style-name="P26"/>
      <text:p text:style-name="P49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9"/>
      <text:p text:style-name="P49"/>
      <text:p text:style-name="P49"/>
      <text:p text:style-name="P27">Di<text:span text:style-name="T3">mecres</text:span><text:tab/><text:span text:style-name="T16">29</text:span>/<text:span text:style-name="T9">10</text:span>/2<text:span text:style-name="T5">5</text:span></text:p>
      <text:p text:style-name="P27"/>
      <text:p text:style-name="P65">Feim el primer examen de la primera avaluació.</text:p>
      <text:p text:style-name="P65"/>
      <text:p text:style-name="P65"/>
      <text:p text:style-name="P118">Di<text:span text:style-name="T19">jous</text:span><text:tab/><text:tab/><text:span text:style-name="T19">30</text:span>/<text:span text:style-name="T9">10</text:span>/2<text:span text:style-name="T5">5</text:span></text:p>
      <text:p text:style-name="P118"/>
      <text:list xml:id="list152032727723517" text:continue-numbering="true" text:style-name="L4">
        <text:list-item>
          <text:p text:style-name="P187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93">Comencem a comentar l'apartat 1.8.4 Diagrama de Mollier (diagrama p h)</text:p>
        </text:list-item>
      </text:list>
      <text:p text:style-name="P32"/>
      <text:p text:style-name="P32"/>
      <text:p text:style-name="P118">Di<text:span text:style-name="T19">vendres</text:span><text:tab/><text:span text:style-name="T19">31</text:span>/<text:span text:style-name="T9">10</text:span>/2<text:span text:style-name="T5">5</text:span></text:p>
      <text:p text:style-name="P118"/>
      <text:p text:style-name="P65">Festiu triat pel centre.</text:p>
      <text:p text:style-name="P65"/>
      <text:p text:style-name="P65"/>
      <text:p text:style-name="P119">Di<text:span text:style-name="T3">marts</text:span><text:tab/><text:span text:style-name="T20">04</text:span>/<text:span text:style-name="T9">11</text:span>/2<text:span text:style-name="T5">5</text:span></text:p>
      <text:p text:style-name="P119"/>
      <text:p text:style-name="P50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50"/>
      <text:p text:style-name="P50"/>
      <text:p text:style-name="P120">Di<text:span text:style-name="T3">mecres</text:span><text:tab/><text:span text:style-name="T20">05</text:span>/<text:span text:style-name="T9">11</text:span>/2<text:span text:style-name="T5">5</text:span></text:p>
      <text:p text:style-name="P120"/>
      <text:list xml:id="list152033254342267" text:continue-numbering="true" text:style-name="L4">
        <text:list-item>
          <text:p text:style-name="P188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94">Co<text:span text:style-name="T21">ntinuem</text:span> <text:span text:style-name="T21">comenant</text:span> l'apartat 1.8.4 Diagrama de Mollier (diagrama p h). <text:span text:style-name="T21">Calculem exemples amb un punt inicial líquid, escalfament a temperatura de saturació, procès d'evaporació, escalfament a vapor sobreescalfat. Càlcul dels calors necessaris y de la temperatura de saturació (evaporació).</text:span></text:p>
        </text:list-item>
      </text:list>
      <text:p text:style-name="P33"/>
      <text:p text:style-name="P121"/>
      <text:p text:style-name="P166">Di<text:span text:style-name="T22">jous</text:span><text:tab/><text:tab/><text:span text:style-name="T20">06</text:span>/<text:span text:style-name="T9">11</text:span>/2<text:span text:style-name="T5">5</text:span></text:p>
      <text:p text:style-name="P121"/>
      <text:list xml:id="list152033201549977" text:continue-numbering="true" text:style-name="L4">
        <text:list-item>
          <text:p text:style-name="P189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95">Co<text:span text:style-name="T22">mentem exercici 1.9-5</text:span></text:p>
        </text:list-item>
      </text:list>
      <text:p text:style-name="P122"/>
      <text:p text:style-name="P122"/>
      <text:p text:style-name="P122">Di<text:span text:style-name="T23">vendres</text:span><text:tab/><text:span text:style-name="T20">07</text:span>/<text:span text:style-name="T9">11</text:span>/2<text:span text:style-name="T5">5</text:span></text:p>
      <text:p text:style-name="P122"/>
      <text:list xml:id="list152032690792767" text:continue-numbering="true" text:style-name="L4">
        <text:list-item>
          <text:p text:style-name="P190"><text:span text:style-name="T11">Comencem amb </text:span><text:a xlink:type="simple" xlink:href="https://paulinoposada.github.io/web_fred/web_fred_25_26/GM/apunts_gm/unitat_1/fred_apunts_ud_1_3_gm.pdf"><text:span text:style-name="T11">unitat 1.3</text:span></text:a><text:span text:style-name="T11">.</text:span></text:p>
        </text:list-item>
        <text:list-item>
          <text:p text:style-name="P196">C<text:span text:style-name="T23">omentem apartat 1.1.1 Coeficiente de funcionamiento COP y EER</text:span></text:p>
        </text:list-item>
        <text:list-item>
          <text:p text:style-name="P196">C<text:span text:style-name="T23">omentem apartat 1.1.2 Componenentes d ela instalación drigorífica por compresión</text:span></text:p>
        </text:list-item>
      </text:list>
      <text:p text:style-name="P66"/>
      <text:p text:style-name="P123"/>
      <text:p text:style-name="P123">Di<text:span text:style-name="T3">marts</text:span><text:tab/><text:span text:style-name="T24">11</text:span>/<text:span text:style-name="T9">11</text:span>/2<text:span text:style-name="T5">5</text:span></text:p>
      <text:p text:style-name="P34"/>
      <text:list xml:id="list28309045975617773" text:style-name="L5">
        <text:list-item>
          <text:p text:style-name="P274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289"><text:span text:style-name="T26">C</text:span><text:span text:style-name="T25">omentem 1.1.3 Ciclo frigorífico en el diagrama p h</text:span></text:p>
        </text:list-item>
        <text:list-item>
          <text:p text:style-name="P289"><text:span text:style-name="T26">C</text:span><text:span text:style-name="T25">omentem 1.1.4 Caudal másico</text:span></text:p>
        </text:list-item>
        <text:list-item>
          <text:p text:style-name="P289"><text:span text:style-name="T26">C</text:span><text:span text:style-name="T25">omentem 1.1.5 Relación de compresión</text:span></text:p>
        </text:list-item>
        <text:list-item>
          <text:p text:style-name="P205">Comentem exercici 1.2-1</text:p>
        </text:list-item>
      </text:list>
      <text:p text:style-name="P51"/>
      <text:p text:style-name="P51"/>
      <text:p text:style-name="P124">Di<text:span text:style-name="T31">mecres</text:span><text:tab/><text:span text:style-name="T24">12</text:span>/<text:span text:style-name="T9">11</text:span>/2<text:span text:style-name="T5">5</text:span></text:p>
      <text:p text:style-name="P35"/>
      <text:list xml:id="list152033337546021" text:continue-numbering="true" text:style-name="L5">
        <text:list-item>
          <text:p text:style-name="P213"><text:span text:style-name="T11">Baixem al taller, continuem amb </text:span><text:a xlink:type="simple" xlink:href="https://paulinoposada.github.io/web_fred/web_fred_25_26/documents/practica_soldadura_forta.pdf"><text:span text:style-name="T11">pràctica soldadura forta</text:span></text:a><text:span text:style-name="T11">.</text:span></text:p>
        </text:list-item>
      </text:list>
      <text:p text:style-name="P51"/>
      <text:p text:style-name="P125">Di<text:span text:style-name="T32">jous</text:span><text:tab/><text:tab/><text:span text:style-name="T24">13</text:span>/<text:span text:style-name="T9">11</text:span>/2<text:span text:style-name="T5">5</text:span></text:p>
      <text:p text:style-name="P36"/>
      <text:list xml:id="list152032594751478" text:continue-numbering="true" text:style-name="L5">
        <text:list-item>
          <text:p text:style-name="P275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206">Comentem exercici 1.2-<text:span text:style-name="T32">2</text:span></text:p>
        </text:list-item>
      </text:list>
      <text:p text:style-name="P52"/>
      <text:p text:style-name="P126">Di<text:span text:style-name="T33">vendres</text:span><text:tab/><text:span text:style-name="T24">14</text:span>/<text:span text:style-name="T9">11</text:span>/2<text:span text:style-name="T5">5</text:span></text:p>
      <text:p text:style-name="P37"/>
      <text:list xml:id="list152032562523661" text:continue-numbering="true" text:style-name="L5">
        <text:list-item>
          <text:p text:style-name="P276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207">Comentem exercici 1.2-<text:span text:style-name="T32">2 i 3</text:span></text:p>
        </text:list-item>
      </text:list>
      <text:p text:style-name="P53"/>
      <text:p text:style-name="P127">Di<text:span text:style-name="T3">marts</text:span><text:tab/><text:span text:style-name="T24">18</text:span>/<text:span text:style-name="T9">11</text:span>/2<text:span text:style-name="T5">5</text:span></text:p>
      <text:p text:style-name="P38"/>
      <text:list xml:id="list152032509131251" text:continue-numbering="true" text:style-name="L5">
        <text:list-item>
          <text:p text:style-name="P277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290"><text:span text:style-name="T26">C</text:span><text:span text:style-name="T25">omentem </text:span><text:span text:style-name="T27">els exercicis 1.2-4 i 5</text:span></text:p>
        </text:list-item>
      </text:list>
      <text:p text:style-name="P53"/>
      <text:p text:style-name="P128">Di<text:span text:style-name="T31">mecres</text:span><text:tab/><text:span text:style-name="T24">19</text:span>/<text:span text:style-name="T9">11</text:span>/2<text:span text:style-name="T5">5</text:span></text:p>
      <text:p text:style-name="P39"/>
      <text:list xml:id="list152032795471505" text:continue-numbering="true" text:style-name="L5">
        <text:list-item>
          <text:p text:style-name="P214"><text:span text:style-name="T11">Baixem al taller, continuem amb </text:span><text:a xlink:type="simple" xlink:href="https://paulinoposada.github.io/web_fred/web_fred_25_26/documents/practica_soldadura_forta.pdf"><text:span text:style-name="T11">pràctica soldadura forta</text:span></text:a><text:span text:style-name="T11">.</text:span></text:p>
        </text:list-item>
      </text:list>
      <text:p text:style-name="P54"/>
      <text:p text:style-name="P129">Di<text:span text:style-name="T34">jous<text:tab/></text:span><text:tab/><text:span text:style-name="T34">20</text:span>/<text:span text:style-name="T9">11</text:span>/2<text:span text:style-name="T5">5</text:span></text:p>
      <text:p text:style-name="P40"/>
      <text:list xml:id="list152032455978934" text:continue-numbering="true" text:style-name="L5">
        <text:list-item>
          <text:p text:style-name="P278"><text:span text:style-name="T28">Tornem a un exercici de la</text:span><text:span text:style-name="T26"> </text:span><text:a xlink:type="simple" xlink:href="https://paulinoposada.github.io/web_fred/web_fred_25_26/GM/apunts_gm/unitat_1/fred_apunts_ud_1_2_gm.pdf"><text:span text:style-name="T26">unitat 1.2</text:span></text:a><text:span text:style-name="T26">.</text:span></text:p>
        </text:list-item>
        <text:list-item>
          <text:p text:style-name="P291"><text:span text:style-name="T26">C</text:span><text:span text:style-name="T25">omentem </text:span><text:span text:style-name="T28">l'exercici 1.9-6 de la unitat 1_2.</text:span></text:p>
        </text:list-item>
      </text:list>
      <text:p text:style-name="P55"/>
      <text:p text:style-name="P167">Di<text:span text:style-name="T3">marts</text:span><text:tab/><text:span text:style-name="T36">25</text:span>/<text:span text:style-name="T9">11</text:span>/2<text:span text:style-name="T5">5</text:span></text:p>
      <text:p text:style-name="P41"/>
      <text:list xml:id="list152034283812204" text:continue-numbering="true" text:style-name="L5">
        <text:list-item>
          <text:p text:style-name="P279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208"><text:span text:style-name="T11">C</text:span>omentem <text:span text:style-name="T35">apartat 1.3 Influencia del sobrecalentamiento y subenfriamiento en la eficiencia y el compresor.</text:span></text:p>
        </text:list-item>
        <text:list-item>
          <text:p text:style-name="P208"><text:span text:style-name="T11">C</text:span>omentem <text:span text:style-name="T35">apartat 1.4 Puntos de medición de temperatura y presión.</text:span></text:p>
        </text:list-item>
        <text:list-item>
          <text:p text:style-name="P208"><text:span text:style-name="T11">C</text:span>omentem <text:span text:style-name="T35">apartat 1.5 Símbolos según UNE EN 1861.</text:span></text:p>
        </text:list-item>
        <text:list-item>
          <text:p text:style-name="P218">Comentem <text:a xlink:type="simple" xlink:href="https://paulinoposada.github.io/web_fred/web_fred_25_26/GM/documents_gm/ta/ta_03.pdf">treball autònom 3</text:a>.</text:p>
        </text:list-item>
      </text:list>
      <text:p text:style-name="P67"/>
      <text:p text:style-name="P67"/>
      <text:p text:style-name="P130">Di<text:span text:style-name="T3">mecres</text:span><text:tab/><text:span text:style-name="T36">26</text:span>/<text:span text:style-name="T9">11</text:span>/2<text:span text:style-name="T5">5</text:span></text:p>
      <text:p text:style-name="P42"/>
      <text:p text:style-name="P68">Feim el segon examen de la 1ª avaluació.</text:p>
      <text:p text:style-name="P68"/>
      <text:p text:style-name="P68"/>
      <text:p text:style-name="P130">Di<text:span text:style-name="T36">jous</text:span><text:tab/><text:tab/><text:span text:style-name="T36">27</text:span>/<text:span text:style-name="T9">11</text:span>/2<text:span text:style-name="T5">5</text:span></text:p>
      <text:p text:style-name="P42"/>
      <text:p text:style-name="P68">Comentem la solució dels examens d'ahir.</text:p>
      <text:p text:style-name="P68"/>
      <text:p text:style-name="P68"/>
      <text:p text:style-name="P131">Di<text:span text:style-name="T37">vendres<text:tab/>28</text:span>/<text:span text:style-name="T9">11</text:span>/2<text:span text:style-name="T5">5</text:span></text:p>
      <text:p text:style-name="P43"/>
      <text:p text:style-name="P70">Recuperació de l'examen del 29/10/25 (primer examen de la 1ª avaluació).</text:p>
      <text:p text:style-name="P69"><text:s/></text:p>
      <text:p text:style-name="P69"/>
      <text:p text:style-name="P168">Di<text:span text:style-name="T3">marts</text:span><text:tab/><text:span text:style-name="T38">02</text:span>/<text:span text:style-name="T9">12</text:span>/2<text:span text:style-name="T5">5</text:span></text:p>
      <text:p text:style-name="P44"/>
      <text:list xml:id="list152032386537791" text:continue-numbering="true" text:style-name="L5">
        <text:list-item>
          <text:p text:style-name="P280"><text:span text:style-name="T26">Co</text:span><text:span text:style-name="T29">menc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209"><text:span text:style-name="T11">C</text:span>omentem <text:span text:style-name="T35">apartat 2.1 Introducció als compressors, comemtem la relació de compressió (compressió per etapes per reduir la temperatura de descàrrega).</text:span></text:p>
        </text:list-item>
        <text:list-item>
          <text:p text:style-name="P215">Baixem al taller, <text:span text:style-name="T39">comparem unions de soldadura amb i sense utiliztar </text:span><text:span text:style-name="T39"><draw:frame draw:style-name="fr1" draw:name="Object1" text:anchor-type="as-char" svg:y="-0.377cm" svg:width="0.676cm" svg:height="0.533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.</text:p>
        </text:list-item>
      </text:list>
      <text:p text:style-name="P56"/>
      <text:p text:style-name="P56"/>
      <text:p text:style-name="P132">Di<text:span text:style-name="T3">mecres</text:span><text:tab/><text:span text:style-name="T38">03</text:span>/<text:span text:style-name="T9">12</text:span>/2<text:span text:style-name="T5">5</text:span></text:p>
      <text:p text:style-name="P132"/>
      <text:list xml:id="list152032650321385" text:continue-numbering="true" text:style-name="L5">
        <text:list-item>
          <text:p text:style-name="P216"><text:span text:style-name="T11">Baixem al taller, terminem amb </text:span><text:a xlink:type="simple" xlink:href="https://paulinoposada.github.io/web_fred/web_fred_25_26/documents/practica_soldadura_forta.pdf"><text:span text:style-name="T11">pràctica soldadura forta</text:span></text:a><text:span text:style-name="T11">.</text:span></text:p>
        </text:list-item>
      </text:list>
      <text:p text:style-name="P57"/>
      <text:p text:style-name="P133">Di<text:span text:style-name="T40">jous<text:tab/></text:span><text:tab/><text:span text:style-name="T38">04</text:span>/<text:span text:style-name="T9">12</text:span>/2<text:span text:style-name="T5">5</text:span></text:p>
      <text:list xml:id="list152032962797669" text:continue-numbering="true" text:style-name="L5">
        <text:list-item>
          <text:p text:style-name="P281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210"><text:span text:style-name="T11">C</text:span>omentem <text:span text:style-name="T40">gràfic pàgina 4, apartat 2.1 de dos cicles amb mateixa temperatura de condensació però temperatures de evaporació de 0ºC y -10 ºC. Explico com afecta la temperatura d'evaporació al rendiment de la instal·lació i a la temperatura de descàrrega.</text:span></text:p>
        </text:list-item>
      </text:list>
      <text:p text:style-name="P133"/>
      <text:p text:style-name="P133">Di<text:span text:style-name="T40">vendres</text:span><text:tab/><text:span text:style-name="T38">05</text:span>/<text:span text:style-name="T9">12</text:span>/2<text:span text:style-name="T5">5</text:span></text:p>
      <text:p text:style-name="P133"/>
      <text:list xml:id="list152033221762074" text:continue-numbering="true" text:style-name="L5">
        <text:list-item>
          <text:p text:style-name="P281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210"><text:span text:style-name="T11">C</text:span>omentem <text:span text:style-name="T35">apartat 2.1.1.1 Compressors hermètics</text:span></text:p>
        </text:list-item>
        <text:list-item>
          <text:p text:style-name="P219">Comentem exemple 2.1.1.1-1</text:p>
        </text:list-item>
      </text:list>
      <text:p text:style-name="P71"/>
      <text:p text:style-name="P134">Di<text:span text:style-name="T3">marts</text:span><text:tab/><text:span text:style-name="T38">09</text:span>/<text:span text:style-name="T9">12</text:span>/2<text:span text:style-name="T5">5</text:span></text:p>
      <text:p text:style-name="P134"/>
      <text:list xml:id="list152032749734453" text:continue-numbering="true" text:style-name="L5">
        <text:list-item>
          <text:p text:style-name="P217"><text:span text:style-name="T11">Baixem al taller, feim buit al simulador de fred. Omplim el simulador amb R600</text:span><text:span text:style-name="T43">a</text:span><text:span text:style-name="T11"> i cerquem fuites. Tronam a fer buit i omplim el simulador amb 2,5 kg de R134</text:span><text:span text:style-name="T41"> </text:span><text:span text:style-name="T42">a</text:span><text:span text:style-name="T11">.</text:span></text:p>
        </text:list-item>
      </text:list>
      <text:p text:style-name="P58"/>
      <text:p text:style-name="P135">Di<text:span text:style-name="T3">mecres</text:span><text:tab/><text:span text:style-name="T44">10</text:span>/<text:span text:style-name="T9">12</text:span>/2<text:span text:style-name="T5">5</text:span></text:p>
      <text:p text:style-name="P135"/>
      <text:list xml:id="list152032622608206" text:continue-numbering="true" text:style-name="L5">
        <text:list-item>
          <text:p text:style-name="P197">Baixem al taller, posem en marxa el simulador de fred. Observem temperatures i pressions en diversos modes de funcionament (obstruint el condensador, apagant els ventiladors del evaporador).</text:p>
        </text:list-item>
      </text:list>
      <text:p text:style-name="P136"/>
      <text:p text:style-name="P136">Di<text:span text:style-name="T45">jous</text:span><text:tab/><text:tab/><text:span text:style-name="T44">11</text:span>/<text:span text:style-name="T9">12</text:span>/2<text:span text:style-name="T5">5</text:span></text:p>
      <text:p text:style-name="P136"/>
      <text:p text:style-name="P73">Seguim comentant exemple 2.1.1.1-1</text:p>
      <text:p text:style-name="P161"/>
      <text:p text:style-name="P136">Di<text:span text:style-name="T45">vendres</text:span><text:tab/><text:span text:style-name="T44">12</text:span>/<text:span text:style-name="T9">12</text:span>/2<text:span text:style-name="T5">5</text:span></text:p>
      <text:p text:style-name="P136"/>
      <text:p text:style-name="P77">Activitat emp<text:span text:style-name="T46">r</text:span>enedoria.</text:p>
      <text:p text:style-name="P77"/>
      <text:p text:style-name="P137">Di<text:span text:style-name="T3">marts</text:span><text:tab/><text:span text:style-name="T47">16</text:span>/<text:span text:style-name="T9">12</text:span>/2<text:span text:style-name="T5">5</text:span></text:p>
      <text:p text:style-name="P137"/>
      <text:list xml:id="list152033519008750" text:continue-numbering="true" text:style-name="L5">
        <text:list-item>
          <text:p text:style-name="P282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211"><text:span text:style-name="T11">C</text:span>omentem <text:span text:style-name="T47">programa de simulació SOLKANE (pàg. 11 i 12)</text:span></text:p>
        </text:list-item>
      </text:list>
      <text:p text:style-name="P74"/>
      <text:p text:style-name="P137">Di<text:span text:style-name="T3">mecres</text:span><text:tab/><text:span text:style-name="T47">17</text:span>/<text:span text:style-name="T9">12</text:span>/2<text:span text:style-name="T5">5</text:span></text:p>
      <text:p text:style-name="P72"/>
      <text:p text:style-name="P78">Examen de recuperació del segon examen de la primera avaluació (26/11/25).</text:p>
      <text:p text:style-name="P138"><text:soft-page-break/>Di<text:span text:style-name="T3">marts</text:span><text:tab/><text:span text:style-name="T47">18</text:span>/<text:span text:style-name="T9">12</text:span>/2<text:span text:style-name="T5">5</text:span></text:p>
      <text:p text:style-name="P138"/>
      <text:list xml:id="list152032297120690" text:continue-numbering="true" text:style-name="L5">
        <text:list-item>
          <text:p text:style-name="P283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212"><text:span text:style-name="T11">C</text:span>omentem <text:span text:style-name="T48">apartat 2.1.1.2 Compressors semihermètics</text:span></text:p>
        </text:list-item>
        <text:list-item>
          <text:p text:style-name="P212"><text:span text:style-name="T11">C</text:span>omentem <text:span text:style-name="T48">apartat 2.1.1.3 Compressors oberts</text:span></text:p>
        </text:list-item>
        <text:list-item>
          <text:p text:style-name="P212"><text:span text:style-name="T11">C</text:span>omentem <text:span text:style-name="T48">apartat 2.1.2.1 Compressors alternatius de pistó</text:span></text:p>
          <text:p text:style-name="P212"/>
        </text:list-item>
      </text:list>
      <text:p text:style-name="P75"/>
      <text:p text:style-name="P139">Di<text:span text:style-name="T3">mecres</text:span><text:tab/><text:span text:style-name="T49">07</text:span>/<text:span text:style-name="T49">01</text:span>/2<text:span text:style-name="T49">6</text:span></text:p>
      <text:p text:style-name="P139"/>
      <text:list xml:id="list152033318266426" text:continue-numbering="true" text:style-name="L5">
        <text:list-item>
          <text:p text:style-name="P284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220">Repassem apartat 2.1.2.1 <text:span text:style-name="T48"><text:s/>Compressors alternatius de pistó</text:span></text:p>
        </text:list-item>
        <text:list-item>
          <text:p text:style-name="P220">Comentem 2.1.2.1.1 Proceso de compresión en compresores de pistón alternativo</text:p>
        </text:list-item>
        <text:list-item>
          <text:p text:style-name="P220">Comentem 2.1.2.1.2 Número y disposición de los cilindros</text:p>
        </text:list-item>
        <text:list-item>
          <text:p text:style-name="P221">Comentem 2.1.2.1.<text:span text:style-name="T50">3 Transformación del movimiento rotativo en movimiento alternativo</text:span></text:p>
        </text:list-item>
        <text:list-item>
          <text:p text:style-name="P221">Comentem 2.1.2.1.<text:span text:style-name="T50">4 Válvulas de aspiración y descarga</text:span></text:p>
        </text:list-item>
        <text:list-item>
          <text:p text:style-name="P221">Comentem 2.1.2.1.<text:span text:style-name="T50">5 Dispositivos de lubricación</text:span></text:p>
        </text:list-item>
        <text:list-item>
          <text:p text:style-name="P223">Comencem amb l'exe<text:span text:style-name="T51">m</text:span>ple 2.1.2.2-1</text:p>
        </text:list-item>
      </text:list>
      <text:p text:style-name="P76"/>
      <text:p text:style-name="P76"/>
      <text:p text:style-name="P140">Di<text:span text:style-name="T52">jous</text:span><text:tab/><text:tab/><text:span text:style-name="T49">08</text:span>/<text:span text:style-name="T49">01</text:span>/2<text:span text:style-name="T49">6</text:span></text:p>
      <text:p text:style-name="P140"/>
      <text:list xml:id="list152034318856714" text:continue-numbering="true" text:style-name="L5">
        <text:list-item>
          <text:p text:style-name="P285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222">Repassem apartat 2.1.2.1 <text:span text:style-name="T48"><text:s/>Compressors alternatius de pistó</text:span></text:p>
        </text:list-item>
        <text:list-item>
          <text:p text:style-name="P222">Comentem <text:span text:style-name="T50">l'exemple 2.1.2.2-1</text:span></text:p>
        </text:list-item>
        <text:list-item>
          <text:p text:style-name="P224">Comentem funcionament del programa de simulació <text:a xlink:type="simple" xlink:href="https://paulinoposada.github.io/web_fred/web_fred_25_26/GM/web_documents/documentacio_general.html">SOLKANE</text:a></text:p>
        </text:list-item>
      </text:list>
      <text:p text:style-name="P140"/>
      <text:p text:style-name="P141">Di<text:span text:style-name="T53">vendres</text:span><text:tab/><text:span text:style-name="T49">09</text:span>/<text:span text:style-name="T49">01</text:span>/2<text:span text:style-name="T49">6</text:span></text:p>
      <text:p text:style-name="P141"/>
      <text:list xml:id="list7113850492189640788" text:style-name="L6">
        <text:list-item>
          <text:p text:style-name="P225">Desmuntem compressors de pistons per veure els components interns (plat de vàlvules, pistons, bieles, cigüenyal) i tornem a muntar-los.</text:p>
        </text:list-item>
        <text:list-item>
          <text:p text:style-name="P286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</text:list>
      <text:list xml:id="list152032781907494" text:continue-list="list152034318856714" text:style-name="L5">
        <text:list-item>
          <text:p text:style-name="P226">Comentem l'exemple <text:span text:style-name="T50">2.1.2.2-</text:span>2</text:p>
        </text:list-item>
        <text:list-item>
          <text:p text:style-name="P226">Baixem al taller per recuperar el refrigerant del simulador.</text:p>
        </text:list-item>
      </text:list>
      <text:p text:style-name="P79"/>
      <text:p text:style-name="P79"/>
      <text:p text:style-name="P142">Di<text:span text:style-name="T54">marts</text:span><text:tab/><text:span text:style-name="T54">13</text:span>/<text:span text:style-name="T49">01</text:span>/2<text:span text:style-name="T49">6</text:span></text:p>
      <text:p text:style-name="P142"/>
      <text:p text:style-name="P80">Baixa per migranya</text:p>
      <text:p text:style-name="P80"/>
      <text:p text:style-name="P80"/>
      <text:p text:style-name="P142">Di<text:span text:style-name="T54">mecres</text:span><text:tab/><text:span text:style-name="T54">14</text:span>/<text:span text:style-name="T49">01</text:span>/2<text:span text:style-name="T49">6</text:span></text:p>
      <text:p text:style-name="P142"/>
      <text:list xml:id="list152032994878397" text:continue-numbering="true" text:style-name="L5">
        <text:list-item>
          <text:p text:style-name="P227">Comentem l'exemple <text:span text:style-name="T50">2.1.2.2-</text:span>2</text:p>
        </text:list-item>
      </text:list>
      <text:p text:style-name="P142"/>
      <text:p text:style-name="P142">Di<text:span text:style-name="T54">jous</text:span><text:tab/><text:tab/><text:span text:style-name="T54">15</text:span>/<text:span text:style-name="T49">01</text:span>/2<text:span text:style-name="T49">6</text:span></text:p>
      <text:p text:style-name="P142"/>
      <text:list xml:id="list1194335256704636048" text:style-name="L7">
        <text:list-item>
          <text:p text:style-name="P230">Comentem esquema <text:a xlink:type="simple" xlink:href="https://paulinoposada.github.io/web_fred/web_fred_25_26/GM/documents_gm/ta/ta_03.pdf">tasca 3</text:a></text:p>
        </text:list-item>
        <text:list-item>
          <text:p text:style-name="P230">Comentem exemple 2.1.2.2-2</text:p>
        </text:list-item>
      </text:list>
      <text:p text:style-name="P163"/>
      <text:p text:style-name="P143"><text:soft-page-break/>Di<text:span text:style-name="T55">vendres</text:span><text:tab/><text:tab/><text:span text:style-name="T54">16</text:span>/<text:span text:style-name="T49">01</text:span>/2<text:span text:style-name="T49">6</text:span></text:p>
      <text:p text:style-name="P143"/>
      <text:p text:style-name="P85">No feim classe per emergència sanitària.</text:p>
      <text:p text:style-name="P85"/>
      <text:p text:style-name="P147"/>
      <text:p text:style-name="P147">Di<text:span text:style-name="T54">marts</text:span><text:tab/><text:span text:style-name="T58">20</text:span>/<text:span text:style-name="T49">01</text:span>/2<text:span text:style-name="T49">6</text:span></text:p>
      <text:p text:style-name="P88"/>
      <text:p text:style-name="P99">Festiu (Sant Sebastià)</text:p>
      <text:p text:style-name="P147"/>
      <text:p text:style-name="P147"/>
      <text:p text:style-name="P146">Di<text:span text:style-name="T54">mecres</text:span><text:tab/><text:span text:style-name="T58">21</text:span>/<text:span text:style-name="T49">01</text:span>/2<text:span text:style-name="T49">6</text:span></text:p>
      <text:p text:style-name="P146"/>
      <text:p text:style-name="P93">Baixa al taller el grup <text:span text:style-name="T59">1</text:span>.</text:p>
      <text:p text:style-name="P93"/>
      <text:p text:style-name="P93">Recuperem regfrigerant del simulador i tornem a cargar refrigerant al simulador.</text:p>
      <text:p text:style-name="P81"/>
      <text:p text:style-name="P81"/>
      <text:p text:style-name="P143">Di<text:span text:style-name="T56">jous </text:span><text:tab/><text:tab/><text:span text:style-name="T55">22</text:span>/<text:span text:style-name="T49">01</text:span>/2<text:span text:style-name="T49">6</text:span></text:p>
      <text:p text:style-name="P143"/>
      <text:list xml:id="list152034409951509" text:continue-list="list7113850492189640788" text:style-name="L6">
        <text:list-item>
          <text:p text:style-name="P287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</text:list>
      <text:list xml:id="list4591244869171496829" text:style-name="L8">
        <text:list-item>
          <text:p text:style-name="P228">Comentem <text:span text:style-name="T56">l'apartat 2.1.2.3 <text:s/>Compressor rotatius de pistó rodant i paletes</text:span></text:p>
        </text:list-item>
        <text:list-item>
          <text:p text:style-name="P228">Comentem <text:span text:style-name="T56">l'apartat 2.1.2.3.1 Compressor de pistó rodant</text:span></text:p>
        </text:list-item>
        <text:list-item>
          <text:p text:style-name="P228">Comentem <text:span text:style-name="T56">l'apartat 2.1.2.3.2 Compressor de paletes</text:span></text:p>
        </text:list-item>
        <text:list-item>
          <text:p text:style-name="P231">Començem a comentar l'apartat <text:s/>2.1.2.3.3 Compressor de tornillo</text:p>
        </text:list-item>
      </text:list>
      <text:p text:style-name="P85"/>
      <text:p text:style-name="P86"/>
      <text:p text:style-name="P144">Di<text:span text:style-name="T57">vendres </text:span><text:tab/><text:tab/><text:span text:style-name="T55">23</text:span>/<text:span text:style-name="T49">01</text:span>/2<text:span text:style-name="T49">6</text:span></text:p>
      <text:p text:style-name="P87"/>
      <text:p text:style-name="P91">Comentem dubtes relatius a l'examen del dimecres.</text:p>
      <text:p text:style-name="P91"/>
      <text:p text:style-name="P91"/>
      <text:p text:style-name="P145">Di<text:span text:style-name="T54">marts</text:span><text:tab/><text:span text:style-name="T58">27</text:span>/<text:span text:style-name="T49">01</text:span>/2<text:span text:style-name="T49">6</text:span></text:p>
      <text:p text:style-name="P145"/>
      <text:p text:style-name="P92">Baixa al taller el grup 2.</text:p>
      <text:p text:style-name="P92"/>
      <text:p text:style-name="P92">Recuperem regfrigerant del simulador i tornem a cargar refrigerant al simulador.</text:p>
      <text:p text:style-name="P82"/>
      <text:p text:style-name="P82"/>
      <text:p text:style-name="P148">Di<text:span text:style-name="T54">mecres</text:span><text:tab/><text:span text:style-name="T58">28</text:span>/<text:span text:style-name="T49">01</text:span>/2<text:span text:style-name="T49">6</text:span></text:p>
      <text:p text:style-name="P89"/>
      <text:p text:style-name="P100">Feim el primer examen de la segona avaluació.</text:p>
      <text:p text:style-name="P148"/>
      <text:p text:style-name="P148"/>
      <text:p text:style-name="P149">Di<text:span text:style-name="T60">jous<text:tab/></text:span><text:tab/><text:span text:style-name="T58">29</text:span>/<text:span text:style-name="T49">01</text:span>/2<text:span text:style-name="T49">6</text:span></text:p>
      <text:p text:style-name="P90"/>
      <text:p text:style-name="P101">Comentem les solucions dels exàmens del 28/01/26.</text:p>
      <text:p text:style-name="P101"/>
      <text:p text:style-name="P150"/>
      <text:p text:style-name="P150">Di<text:span text:style-name="T61">vendres</text:span><text:tab/><text:span text:style-name="T61">30</text:span>/<text:span text:style-name="T49">01</text:span>/2<text:span text:style-name="T49">6</text:span></text:p>
      <text:p text:style-name="P150"/>
      <text:list xml:id="list152032705762593" text:continue-list="list152034409951509" text:style-name="L6">
        <text:list-item>
          <text:p text:style-name="P288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</text:list>
      <text:list xml:id="list2543752386514942369" text:style-name="L9">
        <text:list-item>
          <text:p text:style-name="P229">Comentem <text:span text:style-name="T61">exercicis 2.2-1 a 4.</text:span></text:p>
        </text:list-item>
      </text:list>
      <text:p text:style-name="P151"><text:soft-page-break/>Di<text:span text:style-name="T54">marts</text:span><text:tab/><text:span text:style-name="T62">03</text:span>/<text:span text:style-name="T49">02</text:span>/2<text:span text:style-name="T49">6</text:span></text:p>
      <text:list xml:id="list152034145905446" text:continue-numbering="true" text:style-name="L9">
        <text:list-header>
          <text:p text:style-name="P266"/>
        </text:list-header>
        <text:list-item>
          <text:p text:style-name="P232">Baixa al taller el grup <text:span text:style-name="T62">1</text:span>.</text:p>
          <text:p text:style-name="P232"/>
        </text:list-item>
        <text:list-item>
          <text:p text:style-name="P232">Recuperem regfrigerant del simulador.</text:p>
        </text:list-item>
        <text:list-item>
          <text:p text:style-name="P239">Comentem components de l'equip split d'aire condicionat.</text:p>
        </text:list-item>
      </text:list>
      <text:p text:style-name="P83"/>
      <text:p text:style-name="P83"/>
      <text:p text:style-name="P152">Di<text:span text:style-name="T54">mecres</text:span><text:tab/><text:span text:style-name="T62">04</text:span>/<text:span text:style-name="T49">02</text:span>/2<text:span text:style-name="T49">6</text:span></text:p>
      <text:list xml:id="list152033981639860" text:continue-numbering="true" text:style-name="L9">
        <text:list-header>
          <text:p text:style-name="P267"/>
        </text:list-header>
        <text:list-item>
          <text:p text:style-name="P233">Baixa al taller el grup <text:span text:style-name="T63">2</text:span>.</text:p>
        </text:list-item>
        <text:list-item>
          <text:p text:style-name="P240">Comentem components de l'equip split d'aire condicionat <text:span text:style-name="T63">i el posem en marxa en fred i en calor.</text:span></text:p>
        </text:list-item>
      </text:list>
      <text:p text:style-name="P94"/>
      <text:p text:style-name="P102"/>
      <text:p text:style-name="P84"/>
      <text:p text:style-name="P153">Di<text:span text:style-name="T64">jous</text:span><text:tab/><text:tab/><text:span text:style-name="T62">05</text:span>/<text:span text:style-name="T49">02</text:span>/2<text:span text:style-name="T49">6</text:span></text:p>
      <text:list xml:id="list152033674284750" text:continue-numbering="true" text:style-name="L9">
        <text:list-header>
          <text:p text:style-name="P268"/>
        </text:list-header>
        <text:list-item>
          <text:p text:style-name="P241"><text:span text:style-name="T11">Comencem amb </text:span><text:a xlink:type="simple" xlink:href="https://paulinoposada.github.io/web_fred/web_fred_25_26/GM/apunts_gm/unitat_2/fred_apunts_ud2_2_gm.pdf"><text:span text:style-name="T11">unitat 2.2</text:span></text:a><text:span text:style-name="T11">.</text:span></text:p>
        </text:list-item>
      </text:list>
      <text:list xml:id="list8695858405736051841" text:style-name="L10">
        <text:list-item>
          <text:p text:style-name="P245">Comentem introducció condensadors</text:p>
        </text:list-item>
        <text:list-item>
          <text:p text:style-name="P245">2.1 Capacitat d'un condensador</text:p>
        </text:list-item>
      </text:list>
      <text:p text:style-name="P102"/>
      <text:p text:style-name="P102"/>
      <text:p text:style-name="P162"/>
      <text:p text:style-name="P162">Divendres<text:tab/>06/02/26</text:p>
      <text:p text:style-name="P162"/>
      <text:list xml:id="list152032695347105" text:continue-list="list152033674284750" text:style-name="L9">
        <text:list-item>
          <text:p text:style-name="P242"><text:span text:style-name="T11">Continuem amb </text:span><text:a xlink:type="simple" xlink:href="https://paulinoposada.github.io/web_fred/web_fred_25_26/GM/apunts_gm/unitat_2/fred_apunts_ud2_2_gm.pdf"><text:span text:style-name="T11">unitat 2.2</text:span></text:a><text:span text:style-name="T11">.</text:span></text:p>
        </text:list-item>
      </text:list>
      <text:list xml:id="list2251638203787455666" text:style-name="L11">
        <text:list-item>
          <text:p text:style-name="P246">Comentem 2.1.<text:span text:style-name="T65">1</text:span> C<text:span text:style-name="T65">omparació del calor específic de l'aigua i de l'aire</text:span></text:p>
        </text:list-item>
        <text:list-item>
          <text:p text:style-name="P246">Comentem 2.1.<text:span text:style-name="T65">2</text:span> <text:span text:style-name="T65">Efecte de la variació de la temperatura del mpc en la temperatura de condensació</text:span></text:p>
        </text:list-item>
        <text:list-item>
          <text:p text:style-name="P246">Comentem 2.1.<text:span text:style-name="T65">3</text:span> <text:span text:style-name="T65">Efecte de la superfície d'intercanvi en la temperatura de condensació</text:span></text:p>
        </text:list-item>
        <text:list-item>
          <text:p text:style-name="P246">Comentem 2.1.<text:span text:style-name="T65">3</text:span> <text:span text:style-name="T65">Aprofitament de la capacitat d'un condensador</text:span></text:p>
        </text:list-item>
        <text:list-item>
          <text:p text:style-name="P246">Comentem 2.<text:span text:style-name="T65">2</text:span>.<text:span text:style-name="T65">1</text:span> <text:span text:style-name="T65">Condensadors refrigerats per aire</text:span></text:p>
          <text:p text:style-name="P246"/>
        </text:list-item>
      </text:list>
      <text:p text:style-name="P103"/>
      <text:p text:style-name="P103"/>
      <text:p text:style-name="P154">Di<text:span text:style-name="T54">marts</text:span><text:tab/><text:span text:style-name="T66">10</text:span>/<text:span text:style-name="T49">02</text:span>/2<text:span text:style-name="T49">6</text:span></text:p>
      <text:list xml:id="list152033082728002" text:continue-list="list152032695347105" text:style-name="L9">
        <text:list-header>
          <text:p text:style-name="P269"/>
        </text:list-header>
      </text:list>
      <text:p text:style-name="P95">Baixa al taller el grup <text:span text:style-name="T62">1</text:span>.</text:p>
      <text:list xml:id="list152033367571182" text:continue-numbering="true" text:style-name="L9">
        <text:list-header>
          <text:p text:style-name="P234"/>
        </text:list-header>
        <text:list-item>
          <text:p text:style-name="P247">Feim buit a l'equip d'aire condicionat.</text:p>
        </text:list-item>
        <text:list-item>
          <text:p text:style-name="P247">Omplim amb R600a l'equip.</text:p>
        </text:list-item>
        <text:list-item>
          <text:p text:style-name="P247">Posem en marxa l'equip.</text:p>
        </text:list-item>
      </text:list>
      <text:p text:style-name="P104"/>
      <text:p text:style-name="P104"/>
      <text:p text:style-name="P171"/>
      <text:p text:style-name="P155">Di<text:span text:style-name="T54">mecres</text:span><text:tab/><text:span text:style-name="T66">11</text:span>/<text:span text:style-name="T49">02</text:span>/2<text:span text:style-name="T49">6</text:span></text:p>
      <text:p text:style-name="P155"/>
      <text:p text:style-name="P105">Baixa al taller el grup 2</text:p>
      <text:list xml:id="list152033313700233" text:continue-numbering="true" text:style-name="L9">
        <text:list-item>
          <text:p text:style-name="P248">Feim buit a l'equip d'aire condicionat.</text:p>
        </text:list-item>
        <text:list-item>
          <text:p text:style-name="P248">Omplim amb R600a l'equip.</text:p>
        </text:list-item>
        <text:list-item>
          <text:p text:style-name="P248">Posem en marxa l'equip.</text:p>
        </text:list-item>
        <text:list-item>
          <text:p text:style-name="P251">Recuperem el refrigerant</text:p>
        </text:list-item>
      </text:list>
      <text:p text:style-name="P105"/>
      <text:p text:style-name="P105"/>
      <text:p text:style-name="P156">Di<text:span text:style-name="T67">jous<text:tab/><text:tab/>12</text:span>/<text:span text:style-name="T49">02</text:span>/2<text:span text:style-name="T49">6</text:span></text:p>
      <text:p text:style-name="P105"/>
      <text:list xml:id="list152034214099837" text:continue-numbering="true" text:style-name="L9">
        <text:list-item>
          <text:p text:style-name="P243"><text:span text:style-name="T11">Continuem amb </text:span><text:a xlink:type="simple" xlink:href="https://paulinoposada.github.io/web_fred/web_fred_25_26/GM/apunts_gm/unitat_2/fred_apunts_ud2_2_gm.pdf"><text:span text:style-name="T11">unitat 2.2</text:span></text:a><text:span text:style-name="T11">.</text:span></text:p>
        </text:list-item>
      </text:list>
      <text:list xml:id="list3034093610226859527" text:style-name="L12">
        <text:list-item>
          <text:p text:style-name="P252">Comentem apartat 2.2.2 Condensador refrigerats per aigua</text:p>
        </text:list-item>
        <text:list-item>
          <text:p text:style-name="P252">Comentem aparta 2.2.2.1 Condensadors coaxials</text:p>
        </text:list-item>
        <text:list-item>
          <text:p text:style-name="P252">Comentem apartat 2.2.2.2 Condensadors multitubulars</text:p>
        </text:list-item>
        <text:list-item>
          <text:p text:style-name="P252">Comentem apartat 2.2.2.3 Condnsadors refrigertas per aigua de mar</text:p>
        </text:list-item>
        <text:list-item>
          <text:p text:style-name="P253">Reparteixc fotocòpies amb els exercicis 2.3 Exercicis condensadors</text:p>
        </text:list-item>
      </text:list>
      <text:p text:style-name="P107"/>
      <text:p text:style-name="P157">Di<text:span text:style-name="T68">vendres<text:tab/>13</text:span>/<text:span text:style-name="T49">02</text:span>/2<text:span text:style-name="T49">6</text:span></text:p>
      <text:p text:style-name="P106"/>
      <text:list xml:id="list152034446024071" text:continue-list="list152034214099837" text:style-name="L9">
        <text:list-item>
          <text:p text:style-name="P244"><text:span text:style-name="T11">Continuem amb </text:span><text:a xlink:type="simple" xlink:href="https://paulinoposada.github.io/web_fred/web_fred_25_26/GM/apunts_gm/unitat_2/fred_apunts_ud2_2_gm.pdf"><text:span text:style-name="T11">unitat 2.2</text:span></text:a><text:span text:style-name="T11">.</text:span></text:p>
        </text:list-item>
      </text:list>
      <text:list xml:id="list5618139874513384129" text:style-name="L13">
        <text:list-item>
          <text:p text:style-name="P254">Comentem els exercicis de l'apartat 2.3 Exercicis condensador.</text:p>
        </text:list-item>
        <text:list-item>
          <text:p text:style-name="P254">Comencem amb la introducció de l'apartat 3 Evaporadors.</text:p>
        </text:list-item>
      </text:list>
      <text:p text:style-name="P108"/>
      <text:p text:style-name="P108"/>
      <text:p text:style-name="P158">Di<text:span text:style-name="T54">marts</text:span><text:tab/><text:span text:style-name="T66">17</text:span>/<text:span text:style-name="T49">02</text:span>/2<text:span text:style-name="T49">6</text:span></text:p>
      <text:list xml:id="list152033877427440" text:continue-list="list152034446024071" text:style-name="L9">
        <text:list-header>
          <text:p text:style-name="P270"/>
        </text:list-header>
      </text:list>
      <text:p text:style-name="P96">Baixa al taller el grup <text:span text:style-name="T62">1</text:span>.</text:p>
      <text:list xml:id="list152033261105354" text:continue-numbering="true" text:style-name="L9">
        <text:list-header>
          <text:p text:style-name="P235"/>
        </text:list-header>
        <text:list-item>
          <text:p text:style-name="P249"><text:span text:style-name="T69">Els alumnes 3, 7, 9 i 11 fan</text:span> buit a l'equip d'aire condicionat, <text:span text:style-name="T69">o</text:span>mpl<text:span text:style-name="T69">en</text:span> amb R600a l'equip, <text:span text:style-name="T69">p</text:span>osem en marxa l'equip, <text:span text:style-name="T69">recuperen el refrigerant</text:span>.</text:p>
        </text:list-item>
        <text:list-item>
          <text:p text:style-name="P260">La resta d'alumnes posa en marxa la refredadora.</text:p>
        </text:list-item>
      </text:list>
      <text:p text:style-name="P111"/>
      <text:p text:style-name="P111"><text:span text:style-name="T11">Continuem amb </text:span><text:a xlink:type="simple" xlink:href="https://paulinoposada.github.io/web_fred/web_fred_25_26/GM/apunts_gm/unitat_2/fred_apunts_ud2_2_gm.pdf"><text:span text:style-name="T11">unitat 2.2</text:span></text:a><text:span text:style-name="T11">.</text:span></text:p>
      <text:list xml:id="list1854025525202726560" text:style-name="L14">
        <text:list-item>
          <text:p text:style-name="P255">Come<text:span text:style-name="T70">ntem apartat 3.2.1 Evaporadores de tubos aleteados</text:span></text:p>
        </text:list-item>
        <text:list-item>
          <text:p text:style-name="P263">Comentem l'exemple 3.2.1-1</text:p>
        </text:list-item>
      </text:list>
      <text:p text:style-name="P109"/>
      <text:p text:style-name="P109"/>
      <text:p text:style-name="P159">Di<text:span text:style-name="T54">mecres</text:span><text:tab/><text:span text:style-name="T66">18</text:span>/<text:span text:style-name="T49">02</text:span>/2<text:span text:style-name="T49">6</text:span></text:p>
      <text:list xml:id="list152032750710114" text:continue-list="list152033261105354" text:style-name="L9">
        <text:list-header>
          <text:p text:style-name="P271"/>
        </text:list-header>
      </text:list>
      <text:p text:style-name="P97">Baixa al taller el grup <text:span text:style-name="T62">1</text:span>.</text:p>
      <text:list xml:id="list152034286160366" text:continue-numbering="true" text:style-name="L9">
        <text:list-header>
          <text:p text:style-name="P236"/>
        </text:list-header>
        <text:list-item>
          <text:p text:style-name="P250"><text:span text:style-name="T69">Els alumnes 14, 18, 19 i 27 fan</text:span> buit a l'equip d'aire condicionat, <text:span text:style-name="T69">o</text:span>mpl<text:span text:style-name="T69">en</text:span> amb R600a l'equip, <text:span text:style-name="T69">p</text:span>osem en marxa l'equip, <text:span text:style-name="T69">recuperen el refrigerant</text:span>.</text:p>
        </text:list-item>
        <text:list-item>
          <text:p text:style-name="P261">La resta d'alumnes posa en marxa la refredadora.</text:p>
        </text:list-item>
      </text:list>
      <text:p text:style-name="P112"/>
      <text:p text:style-name="P112"><text:span text:style-name="T11">Continuem amb </text:span><text:a xlink:type="simple" xlink:href="https://paulinoposada.github.io/web_fred/web_fred_25_26/GM/apunts_gm/unitat_2/fred_apunts_ud2_2_gm.pdf"><text:span text:style-name="T11">unitat 2.2</text:span></text:a><text:span text:style-name="T11">.</text:span></text:p>
      <text:list xml:id="list2681155982327822092" text:style-name="L15">
        <text:list-item>
          <text:p text:style-name="P257">Come<text:span text:style-name="T70">ntem apartat 3.2.1 Evaporadores de tubos aleteados</text:span></text:p>
        </text:list-item>
        <text:list-item>
          <text:p text:style-name="P264">Comentem l'exemple 3.2.1-1</text:p>
        </text:list-item>
      </text:list>
      <text:p text:style-name="P115"/>
      <text:p text:style-name="P169">Di<text:span text:style-name="T71">jous</text:span><text:tab/><text:tab/><text:span text:style-name="T66">19</text:span>/<text:span text:style-name="T49">02</text:span>/2<text:span text:style-name="T49">6</text:span></text:p>
      <text:list xml:id="list152033618739481" text:continue-list="list152034286160366" text:style-name="L9">
        <text:list-header>
          <text:p text:style-name="P272"/>
        </text:list-header>
      </text:list>
      <text:p text:style-name="P98"/>
      <text:p text:style-name="P113"><text:span text:style-name="T11">Continuem amb </text:span><text:a xlink:type="simple" xlink:href="https://paulinoposada.github.io/web_fred/web_fred_25_26/GM/apunts_gm/unitat_2/fred_apunts_ud2_2_gm.pdf"><text:span text:style-name="T11">unitat 2.2</text:span></text:a><text:span text:style-name="T11">.</text:span></text:p>
      <text:list xml:id="list152033385995191" text:continue-list="list1854025525202726560" text:style-name="L14">
        <text:list-header>
          <text:p text:style-name="P256"/>
        </text:list-header>
        <text:list-item>
          <text:p text:style-name="P256">Come<text:span text:style-name="T70">ntem apartat 3.2.2 Evaporadors escalfats per aigua</text:span></text:p>
        </text:list-item>
        <text:list-item>
          <text:p text:style-name="P256">Come<text:span text:style-name="T70">ntem apartat 3.2.2.1 Evaporador de plaques</text:span></text:p>
        </text:list-item>
        <text:list-item>
          <text:p text:style-name="P256">Come<text:span text:style-name="T70">ntem apartat 3.2.2.2 Evaporadors coaxials</text:span></text:p>
        </text:list-item>
        <text:list-item>
          <text:p text:style-name="P256">Come<text:span text:style-name="T70">ntem apartat 3.2.2.3 Evaporadors multitubulars</text:span></text:p>
        </text:list-item>
        <text:list-item>
          <text:p text:style-name="P265">Comencem amb l'apartat 4 Dispositius d'expansió</text:p>
        </text:list-item>
        <text:list-item>
          <text:p text:style-name="P265">Comentem aparata 4.1 Tubs capil·lars</text:p>
        </text:list-item>
        <text:list-item>
          <text:p text:style-name="P265">Comencem amb l'apartat 4.2 Vàlvules d'expansió termostàtiques (VET).</text:p>
        </text:list-item>
      </text:list>
      <text:p text:style-name="P110"/>
      <text:p text:style-name="P170">Di<text:span text:style-name="T72">vendres</text:span><text:tab/><text:span text:style-name="T73">20</text:span>/<text:span text:style-name="T49">02</text:span>/2<text:span text:style-name="T49">6</text:span></text:p>
      <text:list xml:id="list152032435972803" text:continue-list="list152033618739481" text:style-name="L9">
        <text:list-header>
          <text:p text:style-name="P237"/>
        </text:list-header>
      </text:list>
      <text:p text:style-name="P114"><text:span text:style-name="T11">C</text:span><text:a xlink:type="simple" xlink:href="https://paulinoposada.github.io/web_fred/web_fred_25_26/GM/apunts_gm/unitat_2/fred_apunts_ud2_2_gm.pdf"><text:span text:style-name="T11">o</text:span></text:a><text:span text:style-name="T11">mentem dubtes relacionats amb l'examen de dimecres 25/02.</text:span></text:p>
      <text:p text:style-name="P258"/>
      <text:p text:style-name="P273"/>
      <text:p text:style-name="P273">Di<text:span text:style-name="T73">marts</text:span><text:tab/><text:span text:style-name="T73">24</text:span>/<text:span text:style-name="T49">02</text:span>/2<text:span text:style-name="T49">6</text:span></text:p>
      <text:list xml:id="list152033588559093" text:continue-numbering="true" text:style-name="L9">
        <text:list-header>
          <text:p text:style-name="P238"/>
        </text:list-header>
      </text:list>
      <text:p text:style-name="P262"><text:span text:style-name="T11">C</text:span><text:a xlink:type="simple" xlink:href="https://paulinoposada.github.io/web_fred/web_fred_25_26/GM/apunts_gm/unitat_2/fred_apunts_ud2_2_gm.pdf"><text:span text:style-name="T11">o</text:span></text:a><text:span text:style-name="T11">mentem dubtes relacionats amb l'examen de dimecres 25/02.</text:span></text:p>
      <text:p text:style-name="P259"/>
      <text:p text:style-name="P259"/>
      <text:p text:style-name="P273">Di<text:span text:style-name="T73">mecres</text:span><text:tab/><text:span text:style-name="T73">25</text:span>/<text:span text:style-name="T49">02</text:span>/2<text:span text:style-name="T49">6</text:span></text:p>
      <text:list xml:id="list152033588590376" text:continue-numbering="true" text:style-name="L9">
        <text:list-header>
          <text:p text:style-name="P238"/>
        </text:list-header>
      </text:list>
      <text:p text:style-name="P262"><text:span text:style-name="T73">Segon examen de la segona avaluació.</text:span></text:p>
      <text:p text:style-name="P25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6-02-27T15:20:31.927745474</dc:date>
    <meta:editing-duration>PT2H58M29S</meta:editing-duration>
    <meta:editing-cycles>276</meta:editing-cycles>
    <meta:document-statistic meta:table-count="0" meta:image-count="0" meta:object-count="1" meta:page-count="12" meta:paragraph-count="291" meta:word-count="1706" meta:character-count="10932" meta:non-whitespace-character-count="9627"/>
  </office:meta>
</office:document-meta>
</file>

<file path=Object 1/content.xml><?xml version="1.0" encoding="utf-8"?>
<math xmlns="http://www.w3.org/1998/Math/MathML" display="block">
  <semantics>
    <msub>
      <mi>N</mi>
      <mn>2</mn>
    </msub>
    <annotation encoding="StarMath 5.0">N rsub 2</annotation>
  </semantics>
</math>
</file>